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979d" officeooo:paragraph-rsid="001cdb27" fo:background-color="transparent" style:font-size-asian="7pt" style:font-size-complex="7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be03" officeooo:paragraph-rsid="001cdb27" fo:background-color="transparent" style:font-size-asian="7pt" style:font-size-complex="7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be03" officeooo:paragraph-rsid="0021fd08" fo:background-color="transparent" style:font-size-asian="10.5pt" style:font-size-complex="10.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be03" officeooo:paragraph-rsid="001cdb27" fo:background-color="transparent" style:font-size-asian="10.5pt" style:font-weight-asian="bold" style:font-size-complex="10.5pt" style:font-weight-complex="bold"/>
    </style:style>
    <style:style style:name="P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979d" officeooo:paragraph-rsid="0020009f" fo:background-color="transparent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5pt" officeooo:rsid="001cba0a" officeooo:paragraph-rsid="001cba0a" style:font-size-asian="15pt" style:font-size-complex="15pt"/>
    </style:style>
    <style:style style:name="P7" style:family="paragraph" style:parent-style-name="Preformatted_20_Text">
      <style:text-properties style:font-name="Andale Mono" fo:font-size="12pt" fo:font-weight="bold" officeooo:rsid="001cba0a" officeooo:paragraph-rsid="001cba0a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Andale Mono" fo:font-size="12pt" fo:font-weight="bold" officeooo:rsid="001cdb27" officeooo:paragraph-rsid="001cdb27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000000" style:font-name="Andale Mono" fo:font-size="12pt" fo:font-weight="bold" officeooo:rsid="0020009f" officeooo:paragraph-rsid="0034b811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text-properties fo:color="#000000" style:font-name="Andale Mono" fo:font-size="12pt" fo:font-weight="bold" officeooo:rsid="0020009f" officeooo:paragraph-rsid="003677bd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1" style:family="paragraph" style:parent-style-name="Preformatted_20_Text">
      <style:text-properties fo:color="#000000" style:font-name="Andale Mono" fo:font-size="12pt" fo:font-weight="bold" officeooo:rsid="0020009f" officeooo:paragraph-rsid="00369113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text-properties fo:color="#000000" style:font-name="Andale Mono" fo:font-size="12pt" fo:font-weight="bold" officeooo:rsid="0020009f" officeooo:paragraph-rsid="0036beb7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text-properties fo:color="#000000" style:font-name="Andale Mono" fo:font-size="12pt" fo:font-weight="bold" officeooo:rsid="00283602" officeooo:paragraph-rsid="00283602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text-properties fo:color="#000000" style:font-name="Andale Mono" fo:font-size="12pt" fo:font-weight="bold" officeooo:rsid="00283602" officeooo:paragraph-rsid="0029db39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5" style:family="paragraph" style:parent-style-name="Preformatted_20_Text">
      <style:text-properties fo:color="#000000" style:font-name="Andale Mono" fo:font-size="12pt" fo:font-weight="bold" officeooo:paragraph-rsid="0028522f" fo:background-color="transparent"/>
    </style:style>
    <style:style style:name="P16" style:family="paragraph" style:parent-style-name="Preformatted_20_Text">
      <style:text-properties fo:color="#000000" style:font-name="Andale Mono" fo:font-size="7pt" fo:font-weight="normal" officeooo:rsid="0064be03" officeooo:paragraph-rsid="003344b4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17" style:family="paragraph" style:parent-style-name="Preformatted_20_Text">
      <style:text-properties fo:color="#000000" style:font-name="Andale Mono" fo:font-size="7pt" fo:font-weight="normal" officeooo:rsid="0064be03" officeooo:paragraph-rsid="0038655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18" style:family="paragraph" style:parent-style-name="Preformatted_20_Text">
      <style:text-properties fo:color="#000000" style:font-name="Andale Mono" fo:font-size="7pt" fo:font-weight="normal" officeooo:rsid="0064be03" officeooo:paragraph-rsid="0038af3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19" style:family="paragraph" style:parent-style-name="Preformatted_20_Text">
      <style:text-properties fo:color="#000000" style:font-name="Andale Mono" fo:font-size="7pt" fo:font-weight="normal" officeooo:rsid="0020009f" officeooo:paragraph-rsid="002489ce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0" style:family="paragraph" style:parent-style-name="Preformatted_20_Text">
      <style:text-properties fo:color="#000000" style:font-name="Andale Mono" fo:font-size="7pt" fo:font-weight="normal" officeooo:rsid="0020009f" officeooo:paragraph-rsid="00445b4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1" style:family="paragraph" style:parent-style-name="Preformatted_20_Text">
      <style:text-properties fo:color="#000000" style:font-name="Andale Mono" fo:font-size="7pt" fo:font-weight="normal" officeooo:rsid="0020009f" officeooo:paragraph-rsid="00494475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2" style:family="paragraph" style:parent-style-name="Preformatted_20_Text">
      <style:text-properties fo:color="#000000" style:font-name="Andale Mono" fo:font-size="7pt" fo:font-weight="normal" officeooo:rsid="0020009f" officeooo:paragraph-rsid="004fcfb7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3" style:family="paragraph" style:parent-style-name="Preformatted_20_Text">
      <style:text-properties fo:color="#000000" style:font-name="Andale Mono" fo:font-size="7pt" fo:font-weight="normal" officeooo:rsid="0038af30" officeooo:paragraph-rsid="0038af3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4" style:family="paragraph" style:parent-style-name="Preformatted_20_Text">
      <style:text-properties fo:color="#000000" style:font-name="Andale Mono" fo:font-size="7pt" fo:font-weight="normal" officeooo:rsid="003b1524" officeooo:paragraph-rsid="003b1524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5" style:family="paragraph" style:parent-style-name="Preformatted_20_Text">
      <style:text-properties fo:color="#000000" style:font-name="Andale Mono" fo:font-size="7pt" fo:font-weight="normal" officeooo:rsid="003b1524" officeooo:paragraph-rsid="004fcfb7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6" style:family="paragraph" style:parent-style-name="Preformatted_20_Text">
      <style:text-properties fo:color="#000000" style:font-name="Andale Mono" fo:font-size="7pt" fo:font-weight="normal" officeooo:rsid="003b1524" officeooo:paragraph-rsid="00532a7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7" style:family="paragraph" style:parent-style-name="Preformatted_20_Text">
      <style:text-properties fo:color="#000000" style:font-name="Andale Mono" fo:font-size="7pt" fo:font-weight="normal" officeooo:rsid="00532a76" officeooo:paragraph-rsid="00532a7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8" style:family="paragraph" style:parent-style-name="Preformatted_20_Text">
      <style:text-properties fo:color="#000000" style:font-name="Andale Mono" fo:font-size="7pt" fo:font-weight="normal" officeooo:rsid="005b47e0" officeooo:paragraph-rsid="005b47e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9" style:family="paragraph" style:parent-style-name="Preformatted_20_Text">
      <style:text-properties fo:color="#000000" style:font-name="Andale Mono" fo:font-size="7pt" fo:font-weight="normal" officeooo:rsid="005b47e0" officeooo:paragraph-rsid="005f6e7e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0" style:family="paragraph" style:parent-style-name="Preformatted_20_Text">
      <style:text-properties fo:color="#000000" style:font-name="Andale Mono" fo:font-size="7pt" fo:font-weight="normal" officeooo:rsid="005b47e0" officeooo:paragraph-rsid="00605c42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1" style:family="paragraph" style:parent-style-name="Preformatted_20_Text">
      <style:text-properties fo:color="#000000" style:font-name="Andale Mono" fo:font-size="7pt" fo:font-weight="normal" officeooo:rsid="005ce191" officeooo:paragraph-rsid="005ce191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2" style:family="paragraph" style:parent-style-name="Preformatted_20_Text">
      <style:text-properties fo:color="#000000" style:font-name="Andale Mono" fo:font-size="7pt" fo:font-weight="normal" officeooo:rsid="005dad58" officeooo:paragraph-rsid="005ce191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3" style:family="paragraph" style:parent-style-name="Preformatted_20_Text">
      <style:text-properties fo:color="#000000" style:font-name="Andale Mono" fo:font-size="7pt" fo:font-weight="normal" officeooo:rsid="005dad58" officeooo:paragraph-rsid="005dad58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4" style:family="paragraph" style:parent-style-name="Preformatted_20_Text">
      <style:text-properties fo:color="#000000" style:font-name="Andale Mono" fo:font-size="7pt" fo:font-weight="normal" officeooo:rsid="00605c42" officeooo:paragraph-rsid="00605c42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5" style:family="paragraph" style:parent-style-name="Preformatted_20_Text">
      <style:text-properties fo:color="#000000" style:font-name="Andale Mono" fo:font-size="10.5pt" fo:font-weight="bold" officeooo:rsid="0028522f" officeooo:paragraph-rsid="002bbf8b" fo:background-color="transparent" style:font-size-asian="10.5pt" style:font-size-complex="10.5pt"/>
    </style:style>
    <style:style style:name="P36" style:family="paragraph" style:parent-style-name="Preformatted_20_Text">
      <style:text-properties fo:color="#000000" style:font-name="Andale Mono" fo:font-size="10.5pt" fo:font-weight="bold" officeooo:rsid="002c0444" officeooo:paragraph-rsid="002f472c" fo:background-color="transparent" style:font-size-asian="10.5pt" style:font-size-complex="10.5pt"/>
    </style:style>
    <style:style style:name="P37" style:family="paragraph" style:parent-style-name="Preformatted_20_Text">
      <style:text-properties fo:color="#000000" style:font-name="Andale Mono" fo:font-size="10.5pt" fo:font-weight="bold" officeooo:rsid="003d7891" officeooo:paragraph-rsid="002489ce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38" style:family="paragraph" style:parent-style-name="Preformatted_20_Text">
      <style:text-properties fo:color="#000000" style:font-name="Andale Mono" fo:font-size="10.5pt" fo:font-weight="bold" officeooo:rsid="003d7891" officeooo:paragraph-rsid="0042c6d7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39" style:family="paragraph" style:parent-style-name="Preformatted_20_Text">
      <style:text-properties fo:color="#000000" style:font-name="Andale Mono" fo:font-size="8pt" fo:font-weight="normal" officeooo:rsid="0064be03" officeooo:paragraph-rsid="003344b4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0" style:family="paragraph" style:parent-style-name="Preformatted_20_Text">
      <style:text-properties fo:color="#000000" style:font-name="Andale Mono" fo:font-size="8pt" fo:font-weight="bold" officeooo:rsid="0028522f" officeooo:paragraph-rsid="0028522f" fo:background-color="transparent" style:font-size-asian="8pt" style:font-size-complex="8pt"/>
    </style:style>
    <style:style style:name="P41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7pt" fo:font-weight="normal" officeooo:rsid="0038565a" officeooo:paragraph-rsid="0038565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42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7pt" fo:font-weight="normal" officeooo:rsid="0038655a" officeooo:paragraph-rsid="0038655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43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64be03" officeooo:paragraph-rsid="003344b4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4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7ed2a" officeooo:paragraph-rsid="0037ed2a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7ed2a" officeooo:paragraph-rsid="003b703b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b703b" officeooo:paragraph-rsid="003b703b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7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b703b" officeooo:paragraph-rsid="003f95f2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8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4190af" officeooo:paragraph-rsid="00422b76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9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422b76" officeooo:paragraph-rsid="00422b76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0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10pt" fo:font-weight="normal" officeooo:rsid="0037ed2a" officeooo:paragraph-rsid="0038655a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51" style:family="paragraph" style:parent-style-name="Preformatted_20_Text">
      <style:paragraph-properties fo:margin-left="0.9846in" fo:margin-right="0in" fo:text-indent="0in" style:auto-text-indent="false"/>
      <style:text-properties fo:color="#000000" style:font-name="Andale Mono" fo:font-size="7pt" fo:font-weight="normal" officeooo:rsid="0064be03" officeooo:paragraph-rsid="003344b4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52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5b47e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53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5fa91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54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61670f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55" style:family="paragraph" style:parent-style-name="Preformatted_20_Text">
      <style:paragraph-properties fo:break-before="page"/>
      <style:text-properties fo:color="#000000" style:font-name="Andale Mono" fo:font-size="10.5pt" fo:font-weight="bold" officeooo:rsid="003d7891" officeooo:paragraph-rsid="003d7891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4pt" fo:font-weight="bold" officeooo:rsid="0064be03" officeooo:paragraph-rsid="001cdb27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4pt" fo:font-weight="bold" officeooo:rsid="00628375" officeooo:paragraph-rsid="00628375" fo:background-color="transparent" style:font-size-asian="14pt" style:font-weight-asian="bold" style:font-size-complex="14pt" style:font-weight-complex="bold"/>
    </style:style>
    <style:style style:name="P58" style:family="paragraph" style:parent-style-name="Preformatted_20_Text">
      <style:text-properties fo:color="#000000" style:font-name="Andale Mono" fo:font-size="12pt" fo:font-weight="bold" officeooo:rsid="0029db39" officeooo:paragraph-rsid="0029db39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59" style:family="paragraph" style:parent-style-name="Preformatted_20_Text">
      <style:text-properties fo:color="#000000" style:font-name="Andale Mono" fo:font-size="8pt" fo:font-weight="normal" officeooo:rsid="0064be03" officeooo:paragraph-rsid="0028522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60" style:family="paragraph" style:parent-style-name="Preformatted_20_Text">
      <style:text-properties fo:color="#000000" style:font-name="Andale Mono" fo:font-size="8pt" fo:font-weight="bold" officeooo:rsid="0028522f" officeooo:paragraph-rsid="0028522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61" style:family="paragraph" style:parent-style-name="Preformatted_20_Text">
      <style:text-properties fo:color="#000000" style:font-name="Andale Mono" fo:font-size="10.5pt" fo:font-weight="bold" officeooo:rsid="0037ed2a" officeooo:paragraph-rsid="0037ed2a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62" style:family="paragraph" style:parent-style-name="Preformatted_20_Text">
      <style:text-properties fo:color="#000000" style:font-name="Andale Mono" fo:font-size="10.5pt" fo:font-weight="bold" officeooo:rsid="00494475" officeooo:paragraph-rsid="00494475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63" style:family="paragraph" style:parent-style-name="Preformatted_20_Text">
      <style:text-properties fo:color="#000000" style:font-name="Andale Mono" fo:font-size="10.5pt" fo:font-weight="bold" officeooo:rsid="004af23f" officeooo:paragraph-rsid="005b47e0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64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10pt" fo:font-weight="bold" officeooo:rsid="004190af" officeooo:paragraph-rsid="004190af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65" style:family="paragraph" style:parent-style-name="Preformatted_20_Text">
      <style:paragraph-properties fo:break-before="page"/>
      <style:text-properties fo:color="#000000" style:font-name="Andale Mono" fo:font-size="10.5pt" fo:font-weight="bold" officeooo:rsid="004fcfb7" officeooo:paragraph-rsid="00532a76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66" style:family="paragraph" style:parent-style-name="Preformatted_20_Text">
      <style:paragraph-properties fo:break-before="page"/>
      <style:text-properties fo:color="#000000" style:font-name="Andale Mono" fo:font-size="10.5pt" fo:font-weight="bold" officeooo:rsid="004af23f" officeooo:paragraph-rsid="00494475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T1" style:family="text">
      <style:text-properties fo:color="#000000" officeooo:rsid="0064979d" fo:background-color="transparent" loext:char-shading-value="0"/>
    </style:style>
    <style:style style:name="T2" style:family="text">
      <style:text-properties fo:color="#000000" officeooo:rsid="0020009f" fo:background-color="transparent" loext:char-shading-value="0"/>
    </style:style>
    <style:style style:name="T3" style:family="text">
      <style:text-properties officeooo:rsid="001e5f6f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20009f" style:font-weight-asian="bold" style:font-weight-complex="bold"/>
    </style:style>
    <style:style style:name="T6" style:family="text">
      <style:text-properties officeooo:rsid="002676f3"/>
    </style:style>
    <style:style style:name="T7" style:family="text">
      <style:text-properties officeooo:rsid="00283602"/>
    </style:style>
    <style:style style:name="T8" style:family="text">
      <style:text-properties officeooo:rsid="00283602" style:font-name-asian="Courier New" style:font-size-asian="12pt" style:font-weight-asian="bold" style:font-name-complex="Liberation Mono" style:font-size-complex="12pt" style:font-weight-complex="bold"/>
    </style:style>
    <style:style style:name="T9" style:family="text">
      <style:text-properties style:font-name-asian="Courier New" style:font-weight-asian="bold" style:font-name-complex="Liberation Mono" style:font-weight-complex="bold"/>
    </style:style>
    <style:style style:name="T10" style:family="text">
      <style:text-properties officeooo:rsid="002bbf8b" style:font-name-asian="Courier New" style:font-weight-asian="bold" style:font-name-complex="Liberation Mono" style:font-weight-complex="bold"/>
    </style:style>
    <style:style style:name="T11" style:family="text">
      <style:text-properties officeooo:rsid="0028522f" style:font-name-asian="Courier New" style:font-weight-asian="bold" style:font-name-complex="Liberation Mono" style:font-weight-complex="bold"/>
    </style:style>
    <style:style style:name="T12" style:family="text">
      <style:text-properties fo:font-weight="normal" officeooo:rsid="0064be03" style:font-name-asian="Courier New" style:font-weight-asian="bold" style:font-name-complex="Liberation Mono" style:font-weight-complex="bold"/>
    </style:style>
    <style:style style:name="T13" style:family="text">
      <style:text-properties fo:font-size="10.5pt" fo:font-weight="bold" style:font-size-asian="10.5pt" style:font-size-complex="10.5pt"/>
    </style:style>
    <style:style style:name="T14" style:family="text">
      <style:text-properties fo:font-size="10.5pt" fo:font-weight="bold" officeooo:rsid="0028522f" style:font-size-asian="10.5pt" style:font-size-complex="10.5pt"/>
    </style:style>
    <style:style style:name="T15" style:family="text">
      <style:text-properties fo:font-size="10.5pt" fo:font-weight="bold" officeooo:rsid="002bbf8b" style:font-size-asian="10.5pt" style:font-size-complex="10.5pt"/>
    </style:style>
    <style:style style:name="T16" style:family="text">
      <style:text-properties fo:font-size="10.5pt" fo:font-weight="bold" officeooo:rsid="0037ad76" style:font-size-asian="10.5pt" style:font-size-complex="10.5pt"/>
    </style:style>
    <style:style style:name="T17" style:family="text">
      <style:text-properties fo:font-size="10.5pt" fo:font-weight="bold" officeooo:rsid="0037ed2a" style:font-size-asian="10.5pt" style:font-size-complex="10.5pt"/>
    </style:style>
    <style:style style:name="T18" style:family="text">
      <style:text-properties fo:font-size="10.5pt" fo:font-weight="bold" officeooo:rsid="0038565a" style:font-size-asian="10.5pt" style:font-size-complex="10.5pt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46c096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494475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4af23f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4c689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04fcfb7" style:font-size-asian="10.5pt" style:font-weight-asian="bold" style:font-size-complex="10.5pt" style:font-weight-complex="bold"/>
    </style:style>
    <style:style style:name="T25" style:family="text">
      <style:text-properties fo:font-size="10.5pt" fo:font-weight="bold" officeooo:rsid="0056836a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5753ab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5f6e7e" style:font-size-asian="10.5pt" style:font-weight-asian="bold" style:font-size-complex="10.5pt" style:font-weight-complex="bold"/>
    </style:style>
    <style:style style:name="T28" style:family="text">
      <style:text-properties fo:font-size="10.5pt" fo:font-weight="bold" officeooo:rsid="005fa916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605c42" style:font-size-asian="10.5pt" style:font-weight-asian="bold" style:font-size-complex="10.5pt" style:font-weight-complex="bold"/>
    </style:style>
    <style:style style:name="T30" style:family="text">
      <style:text-properties fo:font-size="10.5pt" fo:font-weight="bold" officeooo:rsid="0061670f" style:font-size-asian="10.5pt" style:font-weight-asian="bold" style:font-size-complex="10.5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283602" style:font-size-asian="10pt" style:font-size-complex="10pt"/>
    </style:style>
    <style:style style:name="T33" style:family="text">
      <style:text-properties fo:font-size="10pt" officeooo:rsid="0034b811" style:font-size-asian="10pt" style:font-size-complex="10pt"/>
    </style:style>
    <style:style style:name="T34" style:family="text">
      <style:text-properties fo:font-size="10pt" officeooo:rsid="003677bd" style:font-size-asian="10pt" style:font-size-complex="10pt"/>
    </style:style>
    <style:style style:name="T35" style:family="text">
      <style:text-properties fo:font-size="10pt" officeooo:rsid="00369113" style:font-size-asian="10pt" style:font-size-complex="10pt"/>
    </style:style>
    <style:style style:name="T36" style:family="text">
      <style:text-properties fo:font-size="10pt" officeooo:rsid="0036beb7" style:font-size-asian="10pt" style:font-size-complex="10pt"/>
    </style:style>
    <style:style style:name="T37" style:family="text">
      <style:text-properties fo:font-size="10pt" officeooo:rsid="0038565a" style:font-size-asian="10pt" style:font-size-complex="10pt"/>
    </style:style>
    <style:style style:name="T38" style:family="text">
      <style:text-properties fo:font-size="10pt" officeooo:rsid="003b703b" style:font-size-asian="10pt" style:font-size-complex="10pt"/>
    </style:style>
    <style:style style:name="T39" style:family="text">
      <style:text-properties fo:font-size="10pt" fo:font-weight="bold" style:font-size-asian="10pt" style:font-size-complex="10pt"/>
    </style:style>
    <style:style style:name="T40" style:family="text">
      <style:text-properties fo:font-size="10pt" fo:font-weight="bold" officeooo:rsid="0038565a" style:font-size-asian="10pt" style:font-size-complex="10pt"/>
    </style:style>
    <style:style style:name="T41" style:family="text">
      <style:text-properties fo:font-size="10pt" fo:font-weight="bold" officeooo:rsid="00422b76" style:font-size-asian="10pt" style:font-size-complex="10pt"/>
    </style:style>
    <style:style style:name="T42" style:family="text">
      <style:text-properties fo:font-size="10pt" fo:font-weight="bold" officeooo:rsid="0046c096" style:font-size-asian="10pt" style:font-size-complex="10pt"/>
    </style:style>
    <style:style style:name="T43" style:family="text">
      <style:text-properties fo:font-size="10pt" fo:font-weight="bold" officeooo:rsid="0038655a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38af30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3a182e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4190af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038565a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3b703b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0480336" style:font-size-asian="10pt" style:font-weight-asian="bold" style:font-size-complex="10pt" style:font-weight-complex="bold"/>
    </style:style>
    <style:style style:name="T50" style:family="text">
      <style:text-properties officeooo:rsid="002bbf8b"/>
    </style:style>
    <style:style style:name="T51" style:family="text">
      <style:text-properties fo:font-size="8pt" fo:font-weight="normal" officeooo:rsid="0064be03" style:font-name-asian="Courier New" style:font-size-asian="8pt" style:font-weight-asian="bold" style:font-name-complex="Liberation Mono" style:font-size-complex="8pt" style:font-weight-complex="bold"/>
    </style:style>
    <style:style style:name="T52" style:family="text">
      <style:text-properties fo:font-weight="bold" officeooo:rsid="003b703b"/>
    </style:style>
    <style:style style:name="T53" style:family="text">
      <style:text-properties officeooo:rsid="0038af30"/>
    </style:style>
    <style:style style:name="T54" style:family="text">
      <style:text-properties officeooo:rsid="0046c096"/>
    </style:style>
    <style:style style:name="T55" style:family="text">
      <style:text-properties fo:color="#cc0000" fo:font-size="10.5pt" fo:font-weight="bold" officeooo:rsid="0046c096" style:font-size-asian="10.5pt" style:font-weight-asian="bold" style:font-size-complex="10.5pt" style:font-weight-complex="bold"/>
    </style:style>
    <style:style style:name="T56" style:family="text">
      <style:text-properties officeooo:rsid="003b1524"/>
    </style:style>
    <style:style style:name="T57" style:family="text">
      <style:text-properties officeooo:rsid="00532a76"/>
    </style:style>
    <style:style style:name="T58" style:family="text">
      <style:text-properties officeooo:rsid="006283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<text:span text:style-name="T3">L</text:span>ATION<text:span text:style-name="T3">S</text:span></text:p>
      <text:p text:style-name="P7"/>
      <text:p text:style-name="P7">1. <text:tab/>Install flexsection plugins</text:p>
      <text:p text:style-name="P8">2.<text:tab/><text:span text:style-name="T1">Add </text:span><text:span text:style-name="T2">some</text:span><text:span text:style-name="T1"> function</text:span><text:span text:style-name="T2">s</text:span></text:p>
      <text:p text:style-name="P5">Add functions in mod/quiz/lib.php</text:p>
      <text:p text:style-name="P1">function check_quiz_update_events_schedule_elo($activity,$quiz) {</text:p>
      <text:p text:style-name="P1"><text:s text:c="4"/>global $DB;</text:p>
      <text:p text:style-name="P1"><text:s text:c="4"/>// Load the old events relating to this quiz.</text:p>
      <text:p text:style-name="P1"><text:s text:c="4"/>$conds = array('modulename'=&gt;'quiz',</text:p>
      <text:p text:style-name="P1"><text:s text:c="19"/>'instance'=&gt;$activity);</text:p>
      <text:p text:style-name="P1"><text:s text:c="4"/>$oldevents = $DB-&gt;get_records('event', $conds, 'id ASC');</text:p>
      <text:p text:style-name="P1"><text:s text:c="4"/>if ($oldevents) {</text:p>
      <text:p text:style-name="P1"><text:s text:c="8"/>return true;</text:p>
      <text:p text:style-name="P1"><text:s text:c="4"/>}</text:p>
      <text:p text:style-name="P1"><text:s text:c="4"/>quiz_update_events($quiz);</text:p>
      <text:p text:style-name="P1">}</text:p>
      <text:p text:style-name="P1"/>
      <text:p text:style-name="P4">Add funtion in mod/asign/lib.php</text:p>
      <text:p text:style-name="P2">function elo_update_assign_calendar($instance,$activity){</text:p>
      <text:p text:style-name="P2"><text:s text:c="4"/>global $DB, $CFG;</text:p>
      <text:p text:style-name="P2"><text:s text:c="4"/>require_once($CFG-&gt;dirroot.'/calendar/lib.php');</text:p>
      <text:p text:style-name="P2"><text:s text:c="4"/>define('ASSIGN_EVENT_TYPE_DUE', 'due');</text:p>
      <text:p text:style-name="P2"><text:s text:c="4"/>define('ASSIGN_EVENT_TYPE_GRADINGDUE', 'gradingdue');</text:p>
      <text:p text:style-name="P2"><text:s text:c="4"/>define('CALENDAR_EVENT_TYPE_ACTION', 1);</text:p>
      <text:p text:style-name="P2"><text:s text:c="4"/>$eventtype = ASSIGN_EVENT_TYPE_DUE;</text:p>
      <text:p text:style-name="P2"><text:s text:c="4"/>if ($instance-&gt;duedate) {</text:p>
      <text:p text:style-name="P2"><text:s text:c="8"/>$event-&gt;name = get_string('calendardue', 'assign', $instance-&gt;name);</text:p>
      <text:p text:style-name="P2"><text:s text:c="8"/>$intro = $instance-&gt;intro;</text:p>
      <text:p text:style-name="P2"><text:s text:c="8"/>$event-&gt;description = array(</text:p>
      <text:p text:style-name="P2"><text:s text:c="12"/>'text' =&gt; $intro,</text:p>
      <text:p text:style-name="P2"><text:s text:c="12"/>'format' =&gt; $instance-&gt;introformat</text:p>
      <text:p text:style-name="P2"><text:s text:c="8"/>);</text:p>
      <text:p text:style-name="P2"><text:s text:c="8"/>$event-&gt;eventtype = $eventtype;</text:p>
      <text:p text:style-name="P2"><text:s text:c="8"/>$event-&gt;timestart = $instance-&gt;duedate;</text:p>
      <text:p text:style-name="P2"><text:s text:c="8"/>$event-&gt;timesort = $instance-&gt;duedate;</text:p>
      <text:p text:style-name="P2"><text:s text:c="8"/>$event-&gt;courseid = $instance-&gt;course;</text:p>
      <text:p text:style-name="P2"><text:s text:c="8"/>$event-&gt;modulename = $activity-&gt;modname;</text:p>
      <text:p text:style-name="P2"><text:s text:c="8"/>$event-&gt;groupid = 0;</text:p>
      <text:p text:style-name="P2"><text:s text:c="8"/>$event-&gt;instance = $instance-&gt;id;</text:p>
      <text:p text:style-name="P2"><text:s text:c="8"/>$event-&gt;type = CALENDAR_EVENT_TYPE_ACTION;</text:p>
      <text:p text:style-name="P2"><text:s text:c="8"/>$select = "modulename = :modulename AND instance = :instance AND eventtype = :eventtype</text:p>
      <text:p text:style-name="P2"><text:s text:c="19"/>AND groupid = 0 AND courseid &lt;&gt; 0";</text:p>
      <text:p text:style-name="P2"><text:s text:c="8"/>$params = array('modulename' =&gt; 'assign', 'instance' =&gt; $instance-&gt;id, 'eventtype' =&gt; $eventtype);</text:p>
      <text:p text:style-name="P2"><text:s text:c="8"/>$event-&gt;id = $DB-&gt;get_field_select('event', 'id', $select, $params);</text:p>
      <text:p text:style-name="P2"><text:s text:c="8"/>// Now process the event.</text:p>
      <text:p text:style-name="P2"><text:s text:c="8"/>if ($event-&gt;id) {</text:p>
      <text:p text:style-name="P2"><text:s text:c="12"/>$calendarevent= calendar_event::load($event-&gt;id); </text:p>
      <text:p text:style-name="P2"><text:s text:c="12"/>$calendarevent-&gt;update($event);</text:p>
      <text:p text:style-name="P2"><text:s text:c="8"/>}</text:p>
      <text:p text:style-name="P2"><text:s text:c="8"/>else {</text:p>
      <text:p text:style-name="P2"><text:s text:c="12"/>calendar_event::create($event); // Tạo sự kiện nếu chưa có</text:p>
      <text:p text:style-name="P2"><text:s text:c="8"/>}</text:p>
      <text:p text:style-name="P2"/>
      <text:p text:style-name="P2"><text:s text:c="4"/>}else {</text:p>
      <text:p text:style-name="P2"><text:s text:c="8"/>$DB-&gt;delete_records('event', array('modulename' =&gt; 'assign', 'instance' =&gt; $instance-&gt;id,</text:p>
      <text:p text:style-name="P2"><text:s text:c="12"/>'eventtype' =&gt; $eventtype));</text:p>
      <text:p text:style-name="P2"><text:s text:c="4"/>}</text:p>
      <text:p text:style-name="P2"><text:s text:c="4"/>$eventtype = ASSIGN_EVENT_TYPE_GRADINGDUE;</text:p>
      <text:p text:style-name="P2"><text:s text:c="4"/>if ($instance-&gt;gradingduedate) {</text:p>
      <text:p text:style-name="P2"><text:s text:c="8"/>$event-&gt;name = get_string('calendargradingdue', 'assign', $instance-&gt;name);</text:p>
      <text:p text:style-name="P2"><text:s text:c="8"/>$intro = $instance-&gt;intro;</text:p>
      <text:p text:style-name="P2"><text:s text:c="8"/>$event-&gt;description = array(</text:p>
      <text:p text:style-name="P2"><text:s text:c="12"/>'text' =&gt; $intro,</text:p>
      <text:p text:style-name="P2"><text:s text:c="12"/>'format' =&gt; $instance-&gt;introformat</text:p>
      <text:p text:style-name="P2"><text:s text:c="8"/>);</text:p>
      <text:p text:style-name="P2"><text:s text:c="8"/>$event-&gt;eventtype = $eventtype;</text:p>
      <text:p text:style-name="P2"><text:s text:c="8"/>$event-&gt;timestart = $instance-&gt;gradingduedate;</text:p>
      <text:p text:style-name="P2"><text:s text:c="8"/>$event-&gt;timesort = $instance-&gt;gradingduedate;</text:p>
      <text:p text:style-name="P2"><text:s text:c="8"/>$event-&gt;courseid = $instance-&gt;course;</text:p>
      <text:p text:style-name="P2"><text:s text:c="8"/>$event-&gt;modulename = $activity-&gt;modname;</text:p>
      <text:p text:style-name="P2"><text:s text:c="8"/>$event-&gt;groupid = 0;</text:p>
      <text:p text:style-name="P2"><text:s text:c="8"/>$event-&gt;instance = $instance-&gt;id;</text:p>
      <text:p text:style-name="P2"><text:s text:c="8"/>$event-&gt;id = $DB-&gt;get_field('event', 'id', array('modulename' =&gt; 'assign',</text:p>
      <text:p text:style-name="P2"><text:s text:c="12"/>'instance' =&gt; $instance-&gt;id, 'eventtype' =&gt; $event-&gt;eventtype));</text:p>
      <text:p text:style-name="P2"/>
      <text:p text:style-name="P2"><text:s text:c="8"/>// Now process the event.</text:p>
      <text:p text:style-name="P2"><text:s text:c="8"/>if ($event-&gt;id) {</text:p>
      <text:p text:style-name="P2"><text:s text:c="12"/>$calendarevent= calendar_event::load($event-&gt;id);</text:p>
      <text:p text:style-name="P2"><text:s text:c="12"/>$calendarevent-&gt;update($event);</text:p>
      <text:p text:style-name="P2"><text:s text:c="8"/>} else {</text:p>
      <text:p text:style-name="P2"><text:s text:c="12"/>calendar_event::create($event);</text:p>
      <text:p text:style-name="P2"><text:s text:c="8"/>}</text:p>
      <text:p text:style-name="P2"><text:s text:c="4"/>} else {</text:p>
      <text:p text:style-name="P2"><text:s text:c="8"/>$DB-&gt;delete_records('event', array('modulename' =&gt; 'assign', 'instance' =&gt; $instance-&gt;id,</text:p>
      <text:p text:style-name="P2"><text:s text:c="8"/>'eventtype' =&gt; $eventtype));</text:p>
      <text:p text:style-name="P2"><text:soft-page-break/><text:s text:c="4"/>}</text:p>
      <text:p text:style-name="P2">}</text:p>
      <text:p text:style-name="P2"/>
      <text:p text:style-name="P3"><text:span text:style-name="T4">Add function in mod/sc</text:span><text:span text:style-name="T5">orm/</text:span><text:span text:style-name="T4">lib.php</text:span></text:p>
      <text:p text:style-name="P2">function elo_scorm_update_calendar(stdClass $scorm, $cmid) {</text:p>
      <text:p text:style-name="P2"><text:s text:c="4"/>global $DB, $CFG;</text:p>
      <text:p text:style-name="P2"><text:s text:c="4"/>require_once($CFG-&gt;dirroot.'/calendar/lib.php');</text:p>
      <text:p text:style-name="P2"><text:s text:c="4"/>// Scorm start calendar events.</text:p>
      <text:p text:style-name="P2"><text:s text:c="4"/>$event = new stdClass();</text:p>
      <text:p text:style-name="P2"><text:s text:c="4"/>$event-&gt;eventtype = SCORM_EVENT_TYPE_OPEN;</text:p>
      <text:p text:style-name="P2"><text:s text:c="4"/>// The SCORM_EVENT_TYPE_OPEN event should only be an action event if no close time is specified.</text:p>
      <text:p text:style-name="P2"><text:s text:c="4"/>$event-&gt;type = empty($scorm-&gt;timeclose) ? CALENDAR_EVENT_TYPE_ACTION : CALENDAR_EVENT_TYPE_STANDARD;</text:p>
      <text:p text:style-name="P2"><text:s text:c="4"/>if ($event-&gt;id = $DB-&gt;get_field('event', 'id',</text:p>
      <text:p text:style-name="P2"><text:s text:c="8"/>array('modulename' =&gt; 'scorm', 'instance' =&gt; $scorm-&gt;id, 'eventtype' =&gt; $event-&gt;eventtype))) {</text:p>
      <text:p text:style-name="P2"><text:s text:c="8"/>if ((!empty($scorm-&gt;timeopen)) &amp;&amp; ($scorm-&gt;timeopen &gt; 0)) {</text:p>
      <text:p text:style-name="P2"><text:s text:c="12"/>// Calendar event exists so update it.</text:p>
      <text:p text:style-name="P2"><text:s text:c="12"/>$event-&gt;name = get_string('calendarstart', 'scorm', $scorm-&gt;name);</text:p>
      <text:p text:style-name="P2"><text:s text:c="12"/>$event-&gt;description = format_module_intro('scorm', $scorm, $cmid);</text:p>
      <text:p text:style-name="P2"><text:s text:c="12"/>$event-&gt;timestart = $scorm-&gt;timeopen;</text:p>
      <text:p text:style-name="P2"><text:s text:c="12"/>$event-&gt;timesort = $scorm-&gt;timeopen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$calendarevent = calendar_event::load($event-&gt;id);</text:p>
      <text:p text:style-name="P2"><text:s text:c="12"/>$calendarevent-&gt;update($event);</text:p>
      <text:p text:style-name="P2"><text:s text:c="8"/>} else {</text:p>
      <text:p text:style-name="P2"><text:s text:c="12"/>// Calendar event is on longer needed.</text:p>
      <text:p text:style-name="P2"><text:s text:c="12"/>$calendarevent = calendar_event::load($event-&gt;id);</text:p>
      <text:p text:style-name="P2"><text:s text:c="12"/>$calendarevent-&gt;delete();</text:p>
      <text:p text:style-name="P2"><text:s text:c="8"/>}</text:p>
      <text:p text:style-name="P2"><text:s text:c="4"/>} else {</text:p>
      <text:p text:style-name="P2"><text:s text:c="8"/>// Event doesn't exist so create one.</text:p>
      <text:p text:style-name="P2"><text:s text:c="8"/>if ((!empty($scorm-&gt;timeopen)) &amp;&amp; ($scorm-&gt;timeopen &gt; 0)) {</text:p>
      <text:p text:style-name="P2"><text:s text:c="12"/>$event-&gt;name = get_string('calendarstart', 'scorm', $scorm-&gt;name);</text:p>
      <text:p text:style-name="P2"><text:s text:c="12"/>$event-&gt;description = format_module_intro('scorm', $scorm, $cmid);</text:p>
      <text:p text:style-name="P2"><text:s text:c="12"/>$event-&gt;courseid = $scorm-&gt;course;</text:p>
      <text:p text:style-name="P2"><text:s text:c="12"/>$event-&gt;groupid = 0;</text:p>
      <text:p text:style-name="P2"><text:s text:c="12"/>$event-&gt;userid = 0;</text:p>
      <text:p text:style-name="P2"><text:s text:c="12"/>$event-&gt;modulename = 'scorm';</text:p>
      <text:p text:style-name="P2"><text:s text:c="12"/>$event-&gt;instance = $scorm-&gt;id;</text:p>
      <text:p text:style-name="P2"><text:s text:c="12"/>$event-&gt;timestart = $scorm-&gt;timeopen;</text:p>
      <text:p text:style-name="P2"><text:s text:c="12"/>$event-&gt;timesort = $scorm-&gt;timeopen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calendar_event::create($event);</text:p>
      <text:p text:style-name="P2"><text:s text:c="8"/>}</text:p>
      <text:p text:style-name="P2"><text:s text:c="4"/>}</text:p>
      <text:p text:style-name="P2"/>
      <text:p text:style-name="P2"><text:s text:c="4"/>// Scorm end calendar events.</text:p>
      <text:p text:style-name="P2"><text:s text:c="4"/>$event = new stdClass();</text:p>
      <text:p text:style-name="P2"><text:s text:c="4"/>$event-&gt;type = CALENDAR_EVENT_TYPE_ACTION;</text:p>
      <text:p text:style-name="P2"><text:s text:c="4"/>$event-&gt;eventtype = SCORM_EVENT_TYPE_CLOSE;</text:p>
      <text:p text:style-name="P2"><text:s text:c="4"/>if ($event-&gt;id = $DB-&gt;get_field('event', 'id',</text:p>
      <text:p text:style-name="P2"><text:s text:c="8"/>array('modulename' =&gt; 'scorm', 'instance' =&gt; $scorm-&gt;id, 'eventtype' =&gt; $event-&gt;eventtype))) {</text:p>
      <text:p text:style-name="P2"><text:s text:c="8"/>if ((!empty($scorm-&gt;timeclose)) &amp;&amp; ($scorm-&gt;timeclose &gt; 0)) {</text:p>
      <text:p text:style-name="P2"><text:s text:c="12"/>// Calendar event exists so update it.</text:p>
      <text:p text:style-name="P2"><text:s text:c="12"/>$event-&gt;name = get_string('calendarend', 'scorm', $scorm-&gt;name);</text:p>
      <text:p text:style-name="P2"><text:s text:c="12"/>$event-&gt;description = format_module_intro('scorm', $scorm, $cmid);</text:p>
      <text:p text:style-name="P2"><text:s text:c="12"/>$event-&gt;timestart = $scorm-&gt;timeclose;</text:p>
      <text:p text:style-name="P2"><text:s text:c="12"/>$event-&gt;timesort = $scorm-&gt;timeclose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$calendarevent = calendar_event::load($event-&gt;id);</text:p>
      <text:p text:style-name="P2"><text:s text:c="12"/>$calendarevent-&gt;update($event);</text:p>
      <text:p text:style-name="P2"><text:s text:c="8"/>} else {</text:p>
      <text:p text:style-name="P2"><text:s text:c="12"/>// Calendar event is on longer needed.</text:p>
      <text:p text:style-name="P2"><text:s text:c="12"/>$calendarevent = calendar_event::load($event-&gt;id);</text:p>
      <text:p text:style-name="P2"><text:s text:c="12"/>$calendarevent-&gt;delete();</text:p>
      <text:p text:style-name="P2"><text:s text:c="8"/>}</text:p>
      <text:p text:style-name="P2"><text:s text:c="4"/>} else {</text:p>
      <text:p text:style-name="P2"><text:s text:c="8"/>// Event doesn't exist so create one.</text:p>
      <text:p text:style-name="P2"><text:s text:c="8"/>if ((!empty($scorm-&gt;timeclose)) &amp;&amp; ($scorm-&gt;timeclose &gt; 0)) {</text:p>
      <text:p text:style-name="P2"><text:s text:c="12"/>$event-&gt;name = get_string('calendarend', 'scorm', $scorm-&gt;name);</text:p>
      <text:p text:style-name="P2"><text:s text:c="12"/>$event-&gt;description = format_module_intro('scorm', $scorm, $cmid);</text:p>
      <text:p text:style-name="P2"><text:s text:c="12"/>$event-&gt;courseid = $scorm-&gt;course;</text:p>
      <text:p text:style-name="P2"><text:s text:c="12"/>$event-&gt;groupid = 0;</text:p>
      <text:p text:style-name="P2"><text:s text:c="12"/>$event-&gt;userid = 0;</text:p>
      <text:p text:style-name="P2"><text:s text:c="12"/>$event-&gt;modulename = 'scorm';</text:p>
      <text:p text:style-name="P2"><text:s text:c="12"/>$event-&gt;instance = $scorm-&gt;id;</text:p>
      <text:p text:style-name="P2"><text:s text:c="12"/>$event-&gt;timestart = $scorm-&gt;timeclose;</text:p>
      <text:p text:style-name="P2"><text:s text:c="12"/>$event-&gt;timesort = $scorm-&gt;timeclose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calendar_event::create($event);</text:p>
      <text:p text:style-name="P2"><text:s text:c="8"/>}</text:p>
      <text:p text:style-name="P2"><text:soft-page-break/><text:s text:c="4"/>}</text:p>
      <text:p text:style-name="P2"/>
      <text:p text:style-name="P2"><text:s text:c="4"/>return true;</text:p>
      <text:p text:style-name="P2">}</text:p>
      <text:p text:style-name="P56"/>
      <text:p text:style-name="P57">Những phần đã cập nhật trong Plugin (Không cần cập nhật thêm)</text:p>
      <text:p text:style-name="P13"><text:span text:style-name="T58">1</text:span>. Change name to eloflexsections</text:p>
      <text:p text:style-name="P9"><text:span text:style-name="T58">2</text:span>. Add <text:span text:style-name="T6">files to eloflexsections</text:span></text:p>
      <text:p text:style-name="P9"><text:tab/><text:span text:style-name="T32">amd/build/eloflexsections.min.js</text:span></text:p>
      <text:p text:style-name="P9"><text:span text:style-name="T32"><text:tab/></text:span><text:span text:style-name="T33">amd/build/eloflexsections.min.js.map</text:span></text:p>
      <text:p text:style-name="P9"><text:span text:style-name="T32"><text:tab/></text:span><text:span text:style-name="T33">amd/build/eloflexsectionstest.js</text:span></text:p>
      <text:p text:style-name="P10"><text:span text:style-name="T32"><text:tab/></text:span><text:span text:style-name="T34">amd/src/eloflexsections.js</text:span></text:p>
      <text:p text:style-name="P11"><text:span text:style-name="T34"><text:tab/></text:span><text:span text:style-name="T35">js/elo_w3.js</text:span></text:p>
      <text:p text:style-name="P12"><text:span text:style-name="T35"><text:tab/></text:span><text:span text:style-name="T36">course/format/eloflexsections/settings.php</text:span></text:p>
      <text:p text:style-name="P58"><text:span text:style-name="T58">3</text:span>. Edit:</text:p>
      <text:p text:style-name="P14"><text:tab/><text:span text:style-name="T31">Edit version.php</text:span></text:p>
      <text:p text:style-name="P15"><text:span text:style-name="T8"><text:tab/></text:span><text:span text:style-name="T51">$plugin-&gt;version = 2020110900;</text:span></text:p>
      <text:p text:style-name="P59"><text:tab/>$plugin-&gt;requires = 2020110300; </text:p>
      <text:p text:style-name="P59"><text:tab/>$plugin-&gt;release = "3.2.2.ELO";</text:p>
      <text:p text:style-name="P59"><text:tab/>$plugin-&gt;maturity = MATURITY_STABLE;</text:p>
      <text:p text:style-name="P40"><text:span text:style-name="T12"><text:tab/>$plugin-&gt;component = 'format_eloflexsections';</text:span><text:span text:style-name="T9"> </text:span></text:p>
      <text:p text:style-name="P60"/>
      <text:p text:style-name="P35"><text:span text:style-name="T9"><text:tab/>Edit </text:span><text:span text:style-name="T10">styles_bootstrapbase.css</text:span></text:p>
      <text:p text:style-name="P36"><text:span text:style-name="T51"><text:tab/></text:span><text:span text:style-name="T11">Edit </text:span><text:span text:style-name="T10">styles_boost.css</text:span></text:p>
      <text:p text:style-name="P39"><text:tab/><text:span text:style-name="T14">Edit </text:span><text:span text:style-name="T15">styles.css</text:span></text:p>
      <text:p text:style-name="P39"><text:span text:style-name="T15"><text:tab/>Edit </text:span><text:span text:style-name="T16">format.js</text:span></text:p>
      <text:p text:style-name="P39"><text:span text:style-name="T16"><text:tab/><text:tab/>add </text:span><text:span text:style-name="T17">function:</text:span></text:p>
      <text:p text:style-name="P61"><text:tab/></text:p>
      <text:p text:style-name="P44">M.course.format.handle_eloflexsections = function(e) {</text:p>
      <text:p text:style-name="P44"><text:s text:c="4"/>// Prevent the default button action</text:p>
      <text:p text:style-name="P44"><text:s text:c="4"/>e.preventDefault();</text:p>
      <text:p text:style-name="P44"><text:s text:c="4"/>var confirmstring = M.util.get_string('confirmdelete', 'format_eloflexsections');</text:p>
      <text:p text:style-name="P44"><text:s text:c="4"/>// Create the confirmation dialogue.</text:p>
      <text:p text:style-name="P44"><text:s text:c="4"/>var confirm = new M.core.confirm({</text:p>
      <text:p text:style-name="P44"><text:s text:c="8"/>question: confirmstring,</text:p>
      <text:p text:style-name="P44"><text:s text:c="8"/>modal: true,</text:p>
      <text:p text:style-name="P44"><text:s text:c="8"/>visible: false</text:p>
      <text:p text:style-name="P44"><text:s text:c="4"/>});</text:p>
      <text:p text:style-name="P44"><text:s text:c="4"/>confirm.show();</text:p>
      <text:p text:style-name="P44"><text:s text:c="4"/>// If it is confirmed.</text:p>
      <text:p text:style-name="P44"><text:s text:c="4"/>confirm.on('complete-yes', function() {</text:p>
      <text:p text:style-name="P44"><text:s text:c="8"/>var href = e.currentTarget.getAttribute('href') + '&amp;confirm=1';</text:p>
      <text:p text:style-name="P44"><text:s text:c="8"/>window.location = href;</text:p>
      <text:p text:style-name="P44"><text:s text:c="4"/>});</text:p>
      <text:p text:style-name="P44">}</text:p>
      <text:p text:style-name="P44">M.course.format.init_eloflexsections = function(Y) {</text:p>
      <text:p text:style-name="P44"><text:s text:c="4"/>Y.delegate('click', M.course.format.handle_eloflexsections, 'body', 'li.section &gt; .controls &gt; a.delete');</text:p>
      <text:p text:style-name="P44">}</text:p>
      <text:p text:style-name="P43"><text:span text:style-name="T16">Edit </text:span><text:span text:style-name="T18">format.php</text:span></text:p>
      <text:p text:style-name="P46"><text:span text:style-name="T18"><text:s/></text:span><text:span text:style-name="T40">Line </text:span><text:span text:style-name="T39">20: change package name:</text:span><text:span text:style-name="T13"> </text:span></text:p>
      <text:p text:style-name="P45">@package <text:s text:c="3"/>format_eloflexsections</text:p>
      <text:p text:style-name="P50"><text:s/><text:span text:style-name="T52">From line 29</text:span></text:p>
      <text:p text:style-name="P42"/>
      <text:p text:style-name="P41">function elo_get_assign_dates_text($assignid)</text:p>
      <text:p text:style-name="P41">{</text:p>
      <text:p text:style-name="P41"><text:s text:c="4"/>global $DB;</text:p>
      <text:p text:style-name="P41"><text:s text:c="4"/>$params = array('id' =&gt; $assignid);</text:p>
      <text:p text:style-name="P41"><text:s text:c="4"/>$assigninstance = $DB-&gt;get_record('assign', $params, '*');</text:p>
      <text:p text:style-name="P41"><text:s text:c="4"/>if(!$assigninstance)</text:p>
      <text:p text:style-name="P41"><text:s text:c="8"/>return; <text:s text:c="2"/></text:p>
      <text:p text:style-name="P41"><text:s text:c="4"/>// Elo: Duy create stdClass();</text:p>
      <text:p text:style-name="P41"><text:s text:c="4"/>if (!isset($res)){</text:p>
      <text:p text:style-name="P41"><text:s text:c="8"/>$result = new stdClass(); </text:p>
      <text:p text:style-name="P41"><text:s text:c="4"/>} <text:s text:c="5"/></text:p>
      <text:p text:style-name="P41"><text:s text:c="4"/>$result-&gt;endtimetext = $assigninstance-&gt;duedate;</text:p>
      <text:p text:style-name="P41"><text:s text:c="4"/>return $result;</text:p>
      <text:p text:style-name="P41">}</text:p>
      <text:p text:style-name="P41">function elo_get_quiz_dates_text($quizid)</text:p>
      <text:p text:style-name="P41">{</text:p>
      <text:p text:style-name="P41"><text:soft-page-break/><text:s text:c="4"/>global $DB;</text:p>
      <text:p text:style-name="P41"><text:s text:c="4"/>$params = array('id' =&gt; $quizid);</text:p>
      <text:p text:style-name="P41"><text:s text:c="4"/>$quizinstance = $DB-&gt;get_record('quiz', $params, '*');</text:p>
      <text:p text:style-name="P41"><text:s text:c="4"/>if(!$quizinstance)</text:p>
      <text:p text:style-name="P41"><text:s text:c="8"/>return; <text:s text:c="2"/></text:p>
      <text:p text:style-name="P41"><text:s text:c="4"/>// Elo: Duy create stdClass();</text:p>
      <text:p text:style-name="P41"><text:s text:c="4"/>if (!isset($res)){</text:p>
      <text:p text:style-name="P41"><text:s text:c="8"/>$result = new stdClass(); </text:p>
      <text:p text:style-name="P41"><text:s text:c="4"/>} </text:p>
      <text:p text:style-name="P41"><text:s text:c="4"/>$result-&gt;endtimetext = $quizinstance-&gt;timeclose;</text:p>
      <text:p text:style-name="P41"><text:s text:c="4"/>return $result;</text:p>
      <text:p text:style-name="P41">} <text:s text:c="3"/></text:p>
      <text:p text:style-name="P41"><text:s text:c="4"/>function elo_get_forum_dates_text($forumid)</text:p>
      <text:p text:style-name="P41">{</text:p>
      <text:p text:style-name="P41"><text:s text:c="4"/>global $DB;</text:p>
      <text:p text:style-name="P41"><text:s text:c="4"/>$params = array('id' =&gt; $forumid);</text:p>
      <text:p text:style-name="P41"><text:s text:c="4"/>$foruminstance = $DB-&gt;get_record('forum', $params, '*');</text:p>
      <text:p text:style-name="P41"><text:s text:c="4"/>if(!$foruminstance)</text:p>
      <text:p text:style-name="P41"><text:s text:c="8"/>return; <text:s text:c="7"/></text:p>
      <text:p text:style-name="P41"><text:s text:c="4"/>$result = new stdClass(); </text:p>
      <text:p text:style-name="P41"><text:s text:c="4"/>$result-&gt;endtimetext= $foruminstance-&gt;assesstimefinish;</text:p>
      <text:p text:style-name="P41"><text:s text:c="4"/>return $result;</text:p>
      <text:p text:style-name="P41">} </text:p>
      <text:p text:style-name="P41">function elo_course_activitive_completion_statistic($course,$userid = null) {</text:p>
      <text:p text:style-name="P41"><text:s text:c="4"/>global $USER,$OUTPUT,$CFG,$DB;</text:p>
      <text:p text:style-name="P41"><text:s text:c="4"/>// Make sure we continue with a valid userid.</text:p>
      <text:p text:style-name="P41"><text:s text:c="4"/>if (empty($userid)) {</text:p>
      <text:p text:style-name="P41"><text:s text:c="8"/>$userid = $USER-&gt;id;</text:p>
      <text:p text:style-name="P41"><text:s text:c="4"/>}</text:p>
      <text:p text:style-name="P41"/>
      <text:p text:style-name="P41"><text:s text:c="4"/>$elo_act_col = get_string('elo_activitive_col','format_eloflexsections');</text:p>
      <text:p text:style-name="P41"><text:s text:c="4"/>$elo_end_col= get_string('elo_activitive_enddate_col','format_eloflexsections');</text:p>
      <text:p text:style-name="P41"><text:s text:c="4"/>$elo_completion_col= get_string('elo_activitive_completion_col','format_eloflexsections');</text:p>
      <text:p text:style-name="P41"><text:s text:c="28"/></text:p>
      <text:p text:style-name="P41"><text:s text:c="4"/>$context = context_course::instance($course-&gt;id);</text:p>
      <text:p text:style-name="P41"><text:s text:c="4"/>$hasteacherdash = has_capability('moodle/course:viewhiddenactivities', $context);// kiem tra co quyen xem cac hoat dong an hay khong ?</text:p>
      <text:p text:style-name="P41"><text:s text:c="4"/>$completion = new \completion_info($course);</text:p>
      <text:p text:style-name="P41"><text:s text:c="4"/>$progresses = $completion-&gt;get_progress_all('(u.id = ' . $userid . ')' );</text:p>
      <text:p text:style-name="P41"><text:s text:c="4"/>// First, let's make sure completion is enabled.</text:p>
      <text:p text:style-name="P41"><text:s text:c="4"/>$activities = $completion-&gt;get_activities();</text:p>
      <text:p text:style-name="P41"/>
      <text:p text:style-name="P41"><text:s text:c="4"/>if($activities){</text:p>
      <text:p text:style-name="P41"><text:s text:c="4"/>$elo_course_activitive_html = </text:p>
      <text:p text:style-name="P41"><text:s text:c="8"/>'&lt;script type="text/javascript"&gt;</text:p>
      <text:p text:style-name="P41"><text:s text:c="12"/>window.onload=function(){<text:tab/></text:p>
      <text:p text:style-name="P41"><text:s text:c="20"/>document.getElementById("elo_default_th").click();</text:p>
      <text:p text:style-name="P41"><text:s text:c="8"/>};</text:p>
      <text:p text:style-name="P41"><text:s text:c="8"/>&lt;/script&gt;</text:p>
      <text:p text:style-name="P41"><text:s text:c="8"/>&lt;div class="table-responsive"&gt;</text:p>
      <text:p text:style-name="P41"><text:s text:c="8"/>&lt;table id = "elo_course_activitive_table_id" class="table elo_course_activitive_table" style="overflow-y:scroll"&gt;</text:p>
      <text:p text:style-name="P41"><text:s text:c="12"/>&lt;thead&gt;</text:p>
      <text:p text:style-name="P41"><text:s text:c="12"/>&lt;tr class="flexbox"&gt;</text:p>
      <text:p text:style-name="P41"><text:s text:c="16"/>&lt;th id = "elo_default_th" onclick="w3.sortHTML(\'#elo_course_activitive_table_id\', \'.item\', \'td:nth-child(1)\')" style="cursor:pointer"&gt;</text:p>
      <text:p text:style-name="P41"><text:s text:c="20"/>' . $elo_act_col . ' &lt;i class="fa fa-sort" style="font-size:15px;"&gt;&lt;/i&gt;&lt;/th&gt;</text:p>
      <text:p text:style-name="P41"><text:s text:c="16"/>&lt;th onclick="w3.sortHTML(\'#elo_course_activitive_table_id\', \'.item\', \'td:nth-child(2)\',1)" style="cursor:pointer"&gt;</text:p>
      <text:p text:style-name="P41"><text:s text:c="20"/>' . $elo_end_col . ' &lt;i class="fa fa-sort" style="font-size:15px;"&gt;&lt;/i&gt;&lt;/th&gt;</text:p>
      <text:p text:style-name="P41"><text:s text:c="16"/>&lt;th <text:s/>onclick="w3.sortHTML(\'#elo_course_activitive_table_id\', \'.item\', \'td:nth-child(3)\')" style="cursor:pointer"&gt;</text:p>
      <text:p text:style-name="P41"><text:s text:c="20"/>' . $elo_completion_col . ' &lt;i class="fa fa-sort" style="font-size:15px;"&gt;&lt;/i&gt;&lt;/th&gt;</text:p>
      <text:p text:style-name="P41"><text:s text:c="12"/>&lt;/tr&gt;</text:p>
      <text:p text:style-name="P41"><text:s text:c="12"/>&lt;/thead&gt;</text:p>
      <text:p text:style-name="P41"><text:s text:c="12"/>&lt;tbody&gt;';</text:p>
      <text:p text:style-name="P41"><text:s text:c="4"/></text:p>
      <text:p text:style-name="P41"><text:s text:c="4"/>foreach($activities as $activity) {</text:p>
      <text:p text:style-name="P41"><text:s text:c="8"/>if ($activity-&gt;modname == 'quiz' || $activity-&gt;modname == 'assign' || $activity-&gt;modname == 'forum') {</text:p>
      <text:p text:style-name="P41"><text:s text:c="12"/>$datepassed = $activity-&gt;completionexpected &amp;&amp; $activity-&gt;completionexpected &lt;= time();</text:p>
      <text:p text:style-name="P41"><text:s text:c="12"/>$datepassedclass = $datepassed ? 'completion-expired' : '';</text:p>
      <text:p text:style-name="P41"/>
      <text:p text:style-name="P41"><text:s text:c="12"/>if ($activity-&gt;modname == 'forum') {// Fix forum khong cham diem nhung van hien thi thoi gian <text:s/>completionexpected</text:p>
      <text:p text:style-name="P41"><text:s text:c="16"/>if ($activity-&gt;completionexpected &gt; 0) {</text:p>
      <text:p text:style-name="P41"><text:s text:c="20"/>//$enddatetext=userdate($activity-&gt;completionexpected,get_string('strftimedate','langconfig'));</text:p>
      <text:p text:style-name="P41"><text:s text:c="20"/>$enddatetext = userdate($activity-&gt;completionexpected, get_string('strftimerecent'));</text:p>
      <text:p text:style-name="P41"><text:s text:c="20"/>$endYYMMDDHHIISS = date('Y-m-d H:i:s', $activity-&gt;completionexpected);</text:p>
      <text:p text:style-name="P41"><text:s text:c="16"/>} else {</text:p>
      <text:p text:style-name="P41"><text:s text:c="20"/>$forumtimetext = elo_get_forum_dates_text($activity-&gt;instance);</text:p>
      <text:p text:style-name="P41"><text:s text:c="20"/>$forumtimetext-&gt;endtimetext &gt; 0 ? $enddatetext = userdate($forumtimetext-&gt;endtimetext, get_string('strftimerecent')) : $enddatetext = 'N/A';</text:p>
      <text:p text:style-name="P41"><text:s text:c="20"/>$forumtimetext-&gt;endtimetext &gt; 0 ? $endYYMMDDHHIISS = date('Y-m-d H:i:s', $forumtimetext-&gt;endtimetext) :</text:p>
      <text:p text:style-name="P41"><text:s text:c="36"/>$endYYMMDDHHIISS = date('Y-m-d H:i:s', $course-&gt;enddate);</text:p>
      <text:p text:style-name="P41"><text:s text:c="16"/>}</text:p>
      <text:p text:style-name="P41"><text:soft-page-break/><text:s text:c="12"/>}//update 10_05_2019</text:p>
      <text:p text:style-name="P41"><text:s text:c="12"/>// quiz</text:p>
      <text:p text:style-name="P41"><text:s text:c="12"/>if ($activity-&gt;modname == 'quiz') {</text:p>
      <text:p text:style-name="P41"><text:s text:c="20"/>$quiztimetext = elo_get_quiz_dates_text($activity-&gt;instance);</text:p>
      <text:p text:style-name="P41"><text:s text:c="16"/>$quiztimetext-&gt;endtimetext &gt; 0 ?</text:p>
      <text:p text:style-name="P41"><text:s text:c="20"/>$enddatetext = userdate($quiztimetext-&gt;endtimetext,get_string('strftimerecent')): $enddatetext = 'N/A';</text:p>
      <text:p text:style-name="P41"><text:s text:c="20"/>$endYYMMDDHHIISS = date('Y-m-d H:i:s',$quiztimetext-&gt;endtimetext); <text:s text:c="12"/></text:p>
      <text:p text:style-name="P41"><text:s text:c="12"/>}</text:p>
      <text:p text:style-name="P41"><text:s text:c="16"/>// assign</text:p>
      <text:p text:style-name="P41"><text:s text:c="12"/>if ($activity-&gt;modname == 'assign') {</text:p>
      <text:p text:style-name="P41"><text:s text:c="20"/>$assigntimetext = elo_get_assign_dates_text($activity-&gt;instance);</text:p>
      <text:p text:style-name="P41"><text:s text:c="16"/>$assigntimetext-&gt;endtimetext &gt; 0 ? </text:p>
      <text:p text:style-name="P41"><text:s text:c="16"/>$enddatetext = userdate($assigntimetext-&gt;endtimetext,get_string('strftimerecent')):$enddatetext = 'N/A';</text:p>
      <text:p text:style-name="P41"><text:s text:c="16"/>$endYYMMDDHHIISS = date('Y-m-d H:i:s',$assigntimetext-&gt;endtimetext); <text:s text:c="6"/></text:p>
      <text:p text:style-name="P41"><text:s text:c="12"/>} <text:s text:c="2"/></text:p>
      <text:p text:style-name="P41"><text:s text:c="12"/>``````$displayname = format_string($activity-&gt;name, true, array('context' =&gt; $activity-&gt;context));</text:p>
      <text:p text:style-name="P41"><text:s text:c="12"/>$elo_course_activitive_html .= '&lt;tr class="item flexbox"&gt;';</text:p>
      <text:p text:style-name="P41"><text:s text:c="12"/>$elo_course_activitive_html .= '&lt;td&gt;' .</text:p>
      <text:p text:style-name="P41"><text:s text:c="16"/>$OUTPUT-&gt;image_icon('icon', get_string('modulename', $activity-&gt;modname), $activity-&gt;modname) .</text:p>
      <text:p text:style-name="P41"><text:s text:c="16"/>'&lt;a target="_blank" href="'.$CFG-&gt;wwwroot.'/mod/'.$activity-&gt;modname.</text:p>
      <text:p text:style-name="P41"><text:s text:c="16"/>'/view.php?id='.$activity-&gt;id.'" title="' . s($displayname) . '"&gt;'.</text:p>
      <text:p text:style-name="P41"><text:s text:c="16"/>'&lt;span class="rotated-text"&gt;'.$displayname.'&lt;/span&gt;'.</text:p>
      <text:p text:style-name="P41"><text:s text:c="16"/>'&lt;/a&gt;&lt;/td&gt;';</text:p>
      <text:p text:style-name="P41"><text:s text:c="12"/>$elo_course_activitive_html .= '&lt;td&gt;&lt;span style = "display:none"&gt;'.$endYYMMDDHHIISS.'&lt;/span&gt;&lt;span class="elo-enddate"&gt;'.$enddatetext.'&lt;/span&gt;&lt;/td&gt;'; <text:s text:c="2"/></text:p>
      <text:p text:style-name="P41"><text:s text:c="12"/>$formattedactivities[$activity-&gt;id] = (object)array(</text:p>
      <text:p text:style-name="P41"><text:s text:c="16"/>'datepassedclass' =&gt; $datepassedclass,</text:p>
      <text:p text:style-name="P41"><text:s text:c="16"/>'displayname' =&gt; $displayname,</text:p>
      <text:p text:style-name="P41"><text:s text:c="12"/>);</text:p>
      <text:p text:style-name="P41"><text:s text:c="12"/>// Get progress information and state</text:p>
      <text:p text:style-name="P41"><text:s text:c="12"/>if (array_key_exists($activity-&gt;id, $progresses[$USER-&gt;id]-&gt;progress)) {</text:p>
      <text:p text:style-name="P41"><text:s text:c="16"/>$thisprogress = $progresses[$USER-&gt;id]-&gt;progress[$activity-&gt;id];</text:p>
      <text:p text:style-name="P41"><text:s text:c="16"/>$state = $thisprogress-&gt;completionstate;</text:p>
      <text:p text:style-name="P41"><text:s text:c="16"/>$overrideby = $thisprogress-&gt;overrideby;</text:p>
      <text:p text:style-name="P41"><text:s text:c="16"/>$date = userdate($thisprogress-&gt;timemodified);</text:p>
      <text:p text:style-name="P41"><text:s text:c="12"/>} else {</text:p>
      <text:p text:style-name="P41"><text:s text:c="16"/>$state = COMPLETION_INCOMPLETE;</text:p>
      <text:p text:style-name="P41"><text:s text:c="16"/>$overrideby = 0;</text:p>
      <text:p text:style-name="P41"><text:s text:c="16"/>$date = '';</text:p>
      <text:p text:style-name="P41"><text:s text:c="12"/>}</text:p>
      <text:p text:style-name="P41"><text:s text:c="12"/>// Work out how it corresponds to an icon</text:p>
      <text:p text:style-name="P41"><text:s text:c="12"/>switch($state) {</text:p>
      <text:p text:style-name="P41"><text:s text:c="16"/>case COMPLETION_INCOMPLETE :</text:p>
      <text:p text:style-name="P41"><text:s text:c="20"/>$completiontype = 'n'.($overrideby ? '-override' : '');</text:p>
      <text:p text:style-name="P41"><text:s text:c="20"/>break;</text:p>
      <text:p text:style-name="P41"><text:s text:c="16"/>case COMPLETION_COMPLETE :</text:p>
      <text:p text:style-name="P41"><text:s text:c="20"/>$completiontype = 'y'.($overrideby ? '-override' : '');</text:p>
      <text:p text:style-name="P41"><text:s text:c="20"/>break;</text:p>
      <text:p text:style-name="P41"><text:s text:c="16"/>case COMPLETION_COMPLETE_PASS :</text:p>
      <text:p text:style-name="P41"><text:s text:c="20"/>$completiontype = 'pass';</text:p>
      <text:p text:style-name="P41"><text:s text:c="20"/>break;</text:p>
      <text:p text:style-name="P41"><text:s text:c="16"/>case COMPLETION_COMPLETE_FAIL :</text:p>
      <text:p text:style-name="P41"><text:s text:c="20"/>$completiontype = 'fail';</text:p>
      <text:p text:style-name="P41"><text:s text:c="20"/>break;</text:p>
      <text:p text:style-name="P41"><text:s text:c="12"/>}</text:p>
      <text:p text:style-name="P41"><text:s text:c="12"/>$completiontrackingstring = $activity-&gt;completion == COMPLETION_TRACKING_AUTOMATIC ? 'auto' : 'manual';</text:p>
      <text:p text:style-name="P41"><text:s text:c="12"/>$completionicon = 'completion-' . $completiontrackingstring. '-' . $completiontype;</text:p>
      <text:p text:style-name="P41"><text:s text:c="12"/>if ($overrideby) {</text:p>
      <text:p text:style-name="P41"><text:s text:c="16"/>$overridebyuser = \core_user::get_user($overrideby, '*', MUST_EXIST);</text:p>
      <text:p text:style-name="P41"><text:s text:c="16"/>$describe = get_string('completion-' . $completiontype, 'completion', fullname($overridebyuser));</text:p>
      <text:p text:style-name="P41"><text:s text:c="12"/>} else {</text:p>
      <text:p text:style-name="P41"><text:s text:c="16"/>$describe = get_string('completion-' . $completiontype, 'completion');</text:p>
      <text:p text:style-name="P41"><text:s text:c="12"/>}</text:p>
      <text:p text:style-name="P41"><text:s text:c="12"/>$a=new StdClass;</text:p>
      <text:p text:style-name="P41"><text:s text:c="12"/>$a-&gt;state=$describe;</text:p>
      <text:p text:style-name="P41"><text:s text:c="12"/>$a-&gt;date=$date;</text:p>
      <text:p text:style-name="P41"><text:s text:c="12"/>$a-&gt;user=fullname($USER);</text:p>
      <text:p text:style-name="P41"><text:s text:c="12"/>$a-&gt;activity = $formattedactivities[$activity-&gt;id]-&gt;displayname;</text:p>
      <text:p text:style-name="P41"><text:s text:c="12"/>$fulldescribe=get_string('progress-title','completion',$a);</text:p>
      <text:p text:style-name="P41"><text:s text:c="12"/>$celltext = $OUTPUT-&gt;pix_icon('i/' . $completionicon, s($fulldescribe));</text:p>
      <text:p text:style-name="P41"><text:s text:c="12"/>$elo_course_activitive_html .= '&lt;td&gt;&lt;span style = "display:none"&gt;'.$completiontype.'&lt;/span&gt;&lt;div&gt;'.$celltext . '&lt;/div&gt;&lt;/td&gt;';</text:p>
      <text:p text:style-name="P41"><text:s text:c="12"/>$elo_course_activitive_html .= '&lt;/tr&gt;';</text:p>
      <text:p text:style-name="P41"><text:s text:c="8"/>}</text:p>
      <text:p text:style-name="P41"><text:s text:c="8"/>unset($enddatetext); // update 10_05_2019</text:p>
      <text:p text:style-name="P41"><text:s text:c="8"/>//nhien elo 9_1_2019 fix lỗi ko import được lịch trình môn học</text:p>
      <text:p text:style-name="P41"><text:s text:c="8"/>if ($hasteacherdash &amp;&amp; ($activity-&gt;modname == 'quiz'||</text:p>
      <text:p text:style-name="P41"><text:s text:c="16"/>$activity-&gt;modname == 'assign' ||</text:p>
      <text:p text:style-name="P41"><text:s text:c="16"/>$activity-&gt;modname == 'bigbluebuttonbn' ||</text:p>
      <text:p text:style-name="P41"><text:s text:c="16"/>$activity-&gt;modname == 'scorm'||</text:p>
      <text:p text:style-name="P41"><text:s text:c="16"/>$activity-&gt;modname === 'forum')) {</text:p>
      <text:p text:style-name="P41"><text:s text:c="12"/>if ($activity-&gt;modname == 'quiz' &amp;&amp; $quiztimetext-&gt;endtimetext &gt; 0) {</text:p>
      <text:p text:style-name="P41"><text:s text:c="16"/>$quiz = $DB-&gt;get_record('quiz', array('id' =&gt; $activity-&gt;instance));</text:p>
      <text:p text:style-name="P41"><text:soft-page-break/><text:s text:c="16"/>check_quiz_update_events_schedule_elo($activity-&gt;instance, $quiz); ////mod/quiz/lib.php</text:p>
      <text:p text:style-name="P41"><text:s text:c="16"/>continue;////update 10_05_2019</text:p>
      <text:p text:style-name="P41"><text:s text:c="12"/>}</text:p>
      <text:p text:style-name="P41"><text:s text:c="12"/>if ($activity-&gt;modname == 'assign' &amp;&amp; $assigntimetext-&gt;endtimetext &gt; 0) {</text:p>
      <text:p text:style-name="P41"><text:s text:c="16"/>$assign = $DB-&gt;get_record('assign', array('id' =&gt; $activity-&gt;instance));</text:p>
      <text:p text:style-name="P41"><text:s text:c="16"/>elo_update_assign_calendar($assign, $activity); //mod/assign/lib.php</text:p>
      <text:p text:style-name="P41"><text:s text:c="16"/>continue;</text:p>
      <text:p text:style-name="P41"><text:s text:c="12"/>}</text:p>
      <text:p text:style-name="P41"><text:s text:c="12"/>if ($activity-&gt;modname === 'forum' &amp;&amp; $activity-&gt;completionexpected &gt; 0) {</text:p>
      <text:p text:style-name="P41"><text:s text:c="16"/>$completiontimeexpected = !empty($activity-&gt;completionexpected) ? $activity-&gt;completionexpected : null;</text:p>
      <text:p text:style-name="P41"><text:s text:c="16"/>\core_completion\api::update_completion_date_event($activity-&gt;id, 'forum', $activity-&gt;instance, $completiontimeexpected);</text:p>
      <text:p text:style-name="P41"><text:s text:c="16"/>continue;//update 10_05_2019</text:p>
      <text:p text:style-name="P41"><text:s text:c="12"/>}</text:p>
      <text:p text:style-name="P41"><text:s text:c="12"/>if ($activity-&gt;modname == 'bigbluebuttonbn') {</text:p>
      <text:p text:style-name="P41"><text:s text:c="16"/>$bigbluebuttonbn = $DB-&gt;get_record('bigbluebuttonbn', array('id' =&gt; $activity-&gt;instance));</text:p>
      <text:p text:style-name="P41"><text:s text:c="16"/>bigbluebuttonbn_process_post_save_event($bigbluebuttonbn); //mod/bigbluebuttonbn/lib.php</text:p>
      <text:p text:style-name="P41"><text:s text:c="16"/>continue;//update 10_05_2019</text:p>
      <text:p text:style-name="P41"><text:s text:c="12"/>}</text:p>
      <text:p text:style-name="P41"><text:s text:c="12"/>if ($activity-&gt;modname == 'scorm') {</text:p>
      <text:p text:style-name="P41"><text:s text:c="16"/>$scorm = $DB-&gt;get_record('scorm', array('id' =&gt; $activity-&gt;instance));</text:p>
      <text:p text:style-name="P41"><text:s text:c="16"/>elo_scorm_update_calendar($scorm, $activity-&gt;id); //mod/scorm/lib.php//update 10_05_2019</text:p>
      <text:p text:style-name="P41"><text:s text:c="12"/>}</text:p>
      <text:p text:style-name="P41"><text:s text:c="8"/>}</text:p>
      <text:p text:style-name="P41"><text:s text:c="8"/>//nhien elo end 9_1_2019 fix lỗi ko import được lịch trình môn học</text:p>
      <text:p text:style-name="P41"><text:s text:c="8"/>// Some names (labels) come URL-encoded and can be very long, so shorten them</text:p>
      <text:p text:style-name="P41"><text:s text:c="4"/>}</text:p>
      <text:p text:style-name="P41"><text:s text:c="4"/>$elo_course_activitive_html.= '&lt;/tbody&gt;&lt;/table&gt;&lt;/div&gt;';</text:p>
      <text:p text:style-name="P41"><text:s text:c="4"/>}</text:p>
      <text:p text:style-name="P41"><text:s text:c="4"/>return $elo_course_activitive_html;</text:p>
      <text:p text:style-name="P41">}</text:p>
      <text:p text:style-name="P41">function elo_export_course_completed_html($course = null,$userid = null) {</text:p>
      <text:p text:style-name="P41"><text:s text:c="4"/>//$completedhtml;</text:p>
      <text:p text:style-name="P41"><text:s text:c="4"/>global $COURSE;</text:p>
      <text:p text:style-name="P41"><text:s text:c="4"/>if ($course == null)</text:p>
      <text:p text:style-name="P41"><text:s text:c="8"/>$elocompletornotactivitives = elo_course_activitive_completion_statistic($COURSE,$userid);</text:p>
      <text:p text:style-name="P41"><text:s text:c="4"/>else </text:p>
      <text:p text:style-name="P41"><text:s text:c="8"/>$elocompletornotactivitives = elo_course_activitive_completion_statistic($course,$userid);</text:p>
      <text:p text:style-name="P41"><text:s text:c="4"/>return $elocompletornotactivitives;</text:p>
      <text:p text:style-name="P41">}</text:p>
      <text:p text:style-name="P17"><text:span text:style-name="T50"><text:tab/></text:span><text:span text:style-name="T43">From line 299-</text:span><text:span text:style-name="T44">&gt;427</text:span><text:span text:style-name="T43">:</text:span></text:p>
      <text:p text:style-name="P18"><text:tab/><text:tab/><text:span text:style-name="T53">//Nhien create tab content</text:span></text:p>
      <text:p text:style-name="P23"><text:s text:c="12"/>$learningplanweek = get_string('weeklystudyplan', 'format_eloflexsections');</text:p>
      <text:p text:style-name="P23"><text:s text:c="12"/>$nameobjectfor = get_string('coursename', 'format_eloflexsections');</text:p>
      <text:p text:style-name="P23"><text:s text:c="12"/>$level = get_string('learninglevel', 'format_eloflexsections');</text:p>
      <text:p text:style-name="P23"><text:s text:c="12"/>$duration = get_string('duration', 'format_eloflexsections');</text:p>
      <text:p text:style-name="P23"><text:s text:c="12"/>$conditionfirst = get_string('prerequisitecourses', 'format_eloflexsections');</text:p>
      <text:p text:style-name="P23"><text:s text:c="12"/>$descriptionobject = get_string('coursedescription', 'format_eloflexsections');</text:p>
      <text:p text:style-name="P23"><text:s text:c="12"/>$downloadcontentobject=get_string('contentdownload', 'format_eloflexsections');</text:p>
      <text:p text:style-name="P23"><text:s text:c="12"/>$seeforum=get_string('gotoforum', 'format_eloflexsections');</text:p>
      <text:p text:style-name="P23"><text:s text:c="11"/></text:p>
      <text:p text:style-name="P23"><text:s text:c="12"/>//----------------------------------------------start ul </text:p>
      <text:p text:style-name="P23"><text:s text:c="12"/>print '&lt;div class="block-elo-content" data-region="myoverview"&gt;';</text:p>
      <text:p text:style-name="P23"><text:s text:c="12"/>echo html_writer::start_tag('ul', array('id'=&gt;'eloflexsectionsTab','class' =&gt; 'nav nav-tabs','role'=&gt;'tablist'));</text:p>
      <text:p text:style-name="P23"><text:s text:c="12"/>//--------------------------------</text:p>
      <text:p text:style-name="P23"><text:s text:c="12"/>print '&lt;li class="nav-item" role="presentation"&gt;';</text:p>
      <text:p text:style-name="P23"><text:s text:c="12"/>print '&lt;a href="#tabsummary" class="nav-link" aria-controls="tabsummary" title="Tổng quan môn học" <text:s/>data-toggle="tab" role="tab"&gt;&lt;h4&gt;'.get_string('coursesummary', 'format_eloflexsections').'&lt;/h4&gt;&lt;/a&gt;';</text:p>
      <text:p text:style-name="P23"><text:s text:c="12"/>print '&lt;/li"&gt;';</text:p>
      <text:p text:style-name="P23"><text:s text:c="12"/>//--------------------------------</text:p>
      <text:p text:style-name="P23"><text:s text:c="12"/>print '&lt;li class="nav-item" role="presentation"&gt;';</text:p>
      <text:p text:style-name="P23"><text:s text:c="12"/>print '&lt;a href="#tabcontent" class="nav-link active" aria-controls="tabcontent" title="Nội dung môn học" data-toggle="tab" role="tab"&gt;&lt;h4&gt;'.get_string('content', 'format_eloflexsections').'&lt;/h4&gt;&lt;/a&gt;';</text:p>
      <text:p text:style-name="P23"><text:s text:c="12"/>print '&lt;/li"&gt;';</text:p>
      <text:p text:style-name="P23"><text:s text:c="12"/>//--------------------------------</text:p>
      <text:p text:style-name="P23"><text:s text:c="12"/>print '&lt;li class="nav-item" role="presentation"&gt;';</text:p>
      <text:p text:style-name="P23"><text:s text:c="12"/>print '&lt;a href="#tablearningschedule" class="nav-link" aria-controls="tablearningschedule" <text:s/>title="Lịch trình học tập" data-toggle="tab" role="tab"&gt;&lt;h4&gt;'.get_string('schedule', 'format_eloflexsections').'&lt;/h4&gt;&lt;/a&gt;';</text:p>
      <text:p text:style-name="P23"><text:s text:c="12"/>print '&lt;/li"&gt;';</text:p>
      <text:p text:style-name="P23"><text:s text:c="12"/>echo html_writer::end_tag('ul');</text:p>
      <text:p text:style-name="P23"><text:s text:c="12"/>//------------------------------------------</text:p>
      <text:p text:style-name="P23"><text:s text:c="12"/>print '&lt;div class="tab-content"&gt;'; // open div</text:p>
      <text:p text:style-name="P23"><text:s text:c="12"/>//*******************************TAB TONG QUAN MON HOC**********************</text:p>
      <text:p text:style-name="P23"><text:s text:c="12"/>$elocoursesummaryhtml = '</text:p>
      <text:p text:style-name="P23"><text:s text:c="12"/>&lt;div id="tabsummary" role="tabpanel" class="tab-pane fade"&gt;</text:p>
      <text:p text:style-name="P23"><text:s text:c="12"/>&lt;div class="tab-pane p-1" id="elosummary"&gt;</text:p>
      <text:p text:style-name="P23"><text:s text:c="12"/>&lt;ul&gt;</text:p>
      <text:p text:style-name="P23"><text:s text:c="12"/>&lt;li&gt;&lt;span&gt;' . $nameobjectfor . '&lt;/span&gt; ' .$course-&gt;fullname. '&lt;/li&gt;';</text:p>
      <text:p text:style-name="P23"><text:s text:c="12"/>if($course-&gt;educationlevel) {</text:p>
      <text:p text:style-name="P23"><text:s text:c="16"/>$elocoursesummaryhtml .= '&lt;li&gt;&lt;span&gt;'.$level.'&lt;/span&gt; '.$course-&gt;educationlevel.'&lt;/li&gt;';</text:p>
      <text:p text:style-name="P23"><text:s text:c="12"/>}</text:p>
      <text:p text:style-name="P23"><text:s text:c="12"/>if ($course-&gt;time) {</text:p>
      <text:p text:style-name="P23"><text:s text:c="16"/>$elocoursesummaryhtml .='&lt;li&gt;&lt;span&gt;'.$duration.'&lt;/span&gt; '.$course-&gt;time.'&lt;/li&gt;';</text:p>
      <text:p text:style-name="P23"><text:s text:c="12"/>}</text:p>
      <text:p text:style-name="P23"><text:soft-page-break/><text:s text:c="12"/>if ($course-&gt;firstrequired) {</text:p>
      <text:p text:style-name="P23"><text:s text:c="16"/>$elocoursesummaryhtml .='&lt;li&gt;&lt;span&gt;'.$conditionfirst.'&lt;/span&gt; '.$course-&gt;firstrequired.'&lt;/li&gt;';</text:p>
      <text:p text:style-name="P23"><text:s text:c="12"/>}</text:p>
      <text:p text:style-name="P23"><text:s text:c="12"/>$elocoursesummaryhtml.= '&lt;li&gt;&lt;span&gt;'.$descriptionobject.'&lt;/span&gt;&lt;br&gt;'.$course-&gt;summary.'&lt;/li&gt;';</text:p>
      <text:p text:style-name="P23"><text:s text:c="12"/>if($course-&gt;file) {</text:p>
      <text:p text:style-name="P23"><text:s text:c="16"/>$elocoursesummaryhtml .= '</text:p>
      <text:p text:style-name="P23"><text:s text:c="20"/>&lt;li&gt;&lt;span&gt;'.$downloadcontentobject.'&lt;/span&gt;&amp;nbsp;&amp;nbsp;&lt;a download="'.$course-&gt;file.'"'</text:p>
      <text:p text:style-name="P23"><text:s text:c="20"/>. 'href="'.$course-&gt;file.'"&gt;'</text:p>
      <text:p text:style-name="P23"><text:s text:c="20"/>. '&lt;i style="font-size:20px" class="fa fa-cloud-download"&gt;&lt;/i&gt;&lt;/a&gt;&lt;/li&gt;';</text:p>
      <text:p text:style-name="P23"><text:s text:c="12"/>}</text:p>
      <text:p text:style-name="P23"><text:s text:c="12"/>$elocoursesummaryhtml .= '&lt;/ul&gt;&lt;/div&gt;&lt;/div&gt;';</text:p>
      <text:p text:style-name="P23"><text:s text:c="12"/>print $elocoursesummaryhtml;</text:p>
      <text:p text:style-name="P23"/>
      <text:p text:style-name="P23"><text:s text:c="8"/>//******************************Nhien Tab NOI DUNG MON HOC******************</text:p>
      <text:p text:style-name="P23"><text:s text:c="12"/>print '&lt;div id="tabcontent" role="tabpanel" class="tab-pane fade in active"&gt;';</text:p>
      <text:p text:style-name="P23"><text:s text:c="12"/>echo html_writer::start_tag('div', array('class'=&gt;'course-content')); <text:s text:c="11"/></text:p>
      <text:p text:style-name="P23"><text:s text:c="12"/>$renderer-&gt;display_section($course, $displaysection, $displaysection);//$this-&gt;display_section($course,$section,$sr,$level);</text:p>
      <text:p text:style-name="P23"><text:s text:c="12"/>echo html_writer::end_tag('div');</text:p>
      <text:p text:style-name="P23"><text:s text:c="12"/>print '&lt;/div&gt;'; </text:p>
      <text:p text:style-name="P23"/>
      <text:p text:style-name="P23"><text:s text:c="8"/>//*******************************NHien Tab lich trinh hoc tap*******************</text:p>
      <text:p text:style-name="P23"/>
      <text:p text:style-name="P23"><text:s text:c="8"/>require_once($CFG-&gt;dirroot.'/course/lib.php');</text:p>
      <text:p text:style-name="P23"><text:s text:c="8"/>require_once($CFG-&gt;dirroot.'/calendar/lib.php');</text:p>
      <text:p text:style-name="P23"/>
      <text:p text:style-name="P23"><text:s text:c="8"/>$categoryid = optional_param('category', null, PARAM_INT);</text:p>
      <text:p text:style-name="P23"><text:s text:c="8"/>$time = optional_param('time', 0, PARAM_INT);</text:p>
      <text:p text:style-name="P23"><text:s text:c="8"/>$view = optional_param('view', 'month', PARAM_ALPHA);</text:p>
      <text:p text:style-name="P23"/>
      <text:p text:style-name="P23"><text:s text:c="8"/>$url = new moodle_url('/calendar/view.php');</text:p>
      <text:p text:style-name="P23"/>
      <text:p text:style-name="P23"><text:s text:c="8"/>if (empty($time)) {</text:p>
      <text:p text:style-name="P23"><text:s text:c="12"/>$time = time();</text:p>
      <text:p text:style-name="P23"><text:s text:c="8"/>}</text:p>
      <text:p text:style-name="P23"/>
      <text:p text:style-name="P23"><text:s text:c="8"/>$url-&gt;param('format_eloflexsections', $course-&gt;id);</text:p>
      <text:p text:style-name="P23"/>
      <text:p text:style-name="P23"/>
      <text:p text:style-name="P23"><text:s text:c="8"/>if ($categoryid) {</text:p>
      <text:p text:style-name="P23"><text:s text:c="12"/>$url-&gt;param('categoryid', $categoryid);</text:p>
      <text:p text:style-name="P23"><text:s text:c="8"/>}</text:p>
      <text:p text:style-name="P23"/>
      <text:p text:style-name="P23"><text:s text:c="8"/>if ($view !== 'upcoming') {</text:p>
      <text:p text:style-name="P23"><text:s text:c="12"/>$time = usergetmidnight($time);</text:p>
      <text:p text:style-name="P23"><text:s text:c="12"/>$url-&gt;param('view', $view);</text:p>
      <text:p text:style-name="P23"><text:s text:c="8"/>}</text:p>
      <text:p text:style-name="P23"/>
      <text:p text:style-name="P23"><text:s text:c="8"/>$calendar = calendar_information::create($time, $course-&gt;id, $categoryid);</text:p>
      <text:p text:style-name="P23"/>
      <text:p text:style-name="P23"><text:s text:c="8"/>$renderer = $PAGE-&gt;get_renderer('core_calendar');</text:p>
      <text:p text:style-name="P23"><text:s text:c="8"/>//$calendar-&gt;add_sidecalendar_blocks($renderer, true, $view);</text:p>
      <text:p text:style-name="P23"/>
      <text:p text:style-name="P23"><text:s text:c="8"/>list($data, $template) = calendar_get_view($calendar, $view);</text:p>
      <text:p text:style-name="P23"><text:s text:c="8"/>list($dataupcoming, $templateupcoming) = calendar_get_view($calendar, 'upcoming');</text:p>
      <text:p text:style-name="P23"/>
      <text:p text:style-name="P23"><text:s text:c="8"/>$elocalendarhtml .= $renderer-&gt;start_layout();</text:p>
      <text:p text:style-name="P23"><text:s text:c="8"/>$elocalendarhtml .= html_writer::start_tag('div', array('class'=&gt;' p-4 eloheightcontainer'));</text:p>
      <text:p text:style-name="P23"><text:s text:c="8"/>$elocalendarhtml .= $renderer-&gt;render_from_template($template, $data);</text:p>
      <text:p text:style-name="P23"><text:s text:c="8"/>list($data, $template) = calendar_get_footer_options($calendar);</text:p>
      <text:p text:style-name="P23"><text:s text:c="8"/>$elocalendarhtml .= $renderer-&gt;render_from_template($template, $data);</text:p>
      <text:p text:style-name="P23"><text:s text:c="8"/>$elocalendarhtml .= html_writer::end_tag('div');</text:p>
      <text:p text:style-name="P23"/>
      <text:p text:style-name="P23"><text:s text:c="8"/>$elocalendarhtml .= '&lt;div class = "p-3 elo_upcomming_calendar_block d-none"&gt; ';</text:p>
      <text:p text:style-name="P23"><text:s text:c="8"/>$elocalendarhtml .= $renderer-&gt;render_from_template($templateupcoming, $dataupcoming);</text:p>
      <text:p text:style-name="P23"><text:s text:c="8"/>$elocalendarhtml .= $renderer-&gt;render_from_template($template, $data);</text:p>
      <text:p text:style-name="P23"><text:s text:c="8"/>$elocalendarhtml .= '&lt;/div&gt; ';</text:p>
      <text:p text:style-name="P23"><text:s text:c="8"/>$elocalendarhtml .= $renderer-&gt;complete_layout();</text:p>
      <text:p text:style-name="P23"/>
      <text:p text:style-name="P23"><text:s text:c="12"/>print '&lt;div id="tablearningschedule" role="tabpanel" class="tab-pane fade" &gt;';</text:p>
      <text:p text:style-name="P23"><text:s text:c="12"/>print $elocalendarhtml;</text:p>
      <text:p text:style-name="P23"/>
      <text:p text:style-name="P23"><text:s text:c="12"/>$elocomplettionhtlm = elo_export_course_completed_html($course);</text:p>
      <text:p text:style-name="P23"/>
      <text:p text:style-name="P23"><text:s text:c="12"/>print $elocomplettionhtlm;</text:p>
      <text:p text:style-name="P23"/>
      <text:p text:style-name="P23"><text:s text:c="8"/>// <text:s text:c="3"/>print $course-&gt;studyplan;</text:p>
      <text:p text:style-name="P23"><text:s text:c="8"/>// <text:s text:c="3"/>if ($course-&gt;linkstudyplan){</text:p>
      <text:p text:style-name="P23"><text:s text:c="8"/>// <text:s text:c="7"/>print '&lt;br /&gt;';</text:p>
      <text:p text:style-name="P23"><text:s text:c="8"/>// <text:s text:c="7"/>print '&lt;a href="' . $course-&gt;linkstudyplan . '"&gt;Xem lịch trình&lt;/a&gt;';</text:p>
      <text:p text:style-name="P23"><text:s text:c="8"/>// <text:s text:c="3"/>}</text:p>
      <text:p text:style-name="P23"><text:s text:c="12"/>print '&lt;/div&gt;'; <text:s text:c="2"/></text:p>
      <text:p text:style-name="P23"><text:s text:c="12"/>print '&lt;/div&gt;'; </text:p>
      <text:p text:style-name="P23"><text:s text:c="12"/>print '&lt;/div&gt;'; //End div myoverview</text:p>
      <text:p text:style-name="P23"/>
      <text:p text:style-name="P23"><text:s text:c="8"/>//***************************Nhien create tab content end***************************************** <text:s text:c="3"/></text:p>
      <text:p text:style-name="P23"/>
      <text:p text:style-name="P23">// Nhien said : oginrincode only 1 call <text:s text:c="11"/></text:p>
      <text:p text:style-name="P23">//$renderer-&gt;display_section($course, $displaysection, $displaysection);</text:p>
      <text:p text:style-name="P23"><text:soft-page-break/><text:tab/></text:p>
      <text:p text:style-name="P23"><text:tab/><text:span text:style-name="T43">From line </text:span><text:span text:style-name="T45">430</text:span><text:span text:style-name="T43">:</text:span></text:p>
      <text:p text:style-name="P24">// Include course format js module</text:p>
      <text:p text:style-name="P24">$PAGE-&gt;requires-&gt;js('/course/format/eloflexsections/format.js');</text:p>
      <text:p text:style-name="P24">$PAGE-&gt;requires-&gt;string_for_js('confirmdelete', 'format_eloflexsections');</text:p>
      <text:p text:style-name="P24">$PAGE-&gt;requires-&gt;js_init_call('M.course.format.init_eloflexsections');</text:p>
      <text:p text:style-name="P24"/>
      <text:p text:style-name="P24">// Keep state for each sections</text:p>
      <text:p text:style-name="P24">$params = [</text:p>
      <text:p text:style-name="P24"><text:s text:c="4"/>'course' =&gt; $course-&gt;id,</text:p>
      <text:p text:style-name="P24"><text:s text:c="4"/>'keepstateoversession' =&gt; get_config('format_eloflexsections', 'keepstateoversession')</text:p>
      <text:p text:style-name="P24">];</text:p>
      <text:p text:style-name="P24"/>
      <text:p text:style-name="P24">// $PAGE-&gt;requires-&gt;js_call_amd('format_eloflexsections/eloflexsectionstest', 'init', array($params));</text:p>
      <text:p text:style-name="P24">$PAGE-&gt;requires-&gt;js_call_amd('format_eloflexsections/eloflexsections', 'init', array($params));</text:p>
      <text:p text:style-name="P24">$PAGE-&gt;requires-&gt;js('/course/format/eloflexsections/js/elo_w3.js');// arrange schedule - tab 3</text:p>
      <text:p text:style-name="P16"><text:tab/><text:tab/></text:p>
      <text:p text:style-name="P55">Edit lib.php</text:p>
      <text:p text:style-name="P47"><text:span text:style-name="T42">~</text:span><text:span text:style-name="T40">Line </text:span><text:span text:style-name="T39">20: change package name</text:span></text:p>
      <text:p text:style-name="P64">Find all format_flexsections then change to format_eloflexsections</text:p>
      <text:p text:style-name="P48"><text:span text:style-name="T39">I</text:span><text:span text:style-name="T41">n class format_eloflexsections_edit_control</text:span></text:p>
      <text:p text:style-name="P49"><text:span text:style-name="T41">c</text:span><text:span text:style-name="T39">hange attribute $actionname to $class</text:span></text:p>
      <text:p text:style-name="P51"/>
      <text:p text:style-name="P19"/>
      <text:p text:style-name="P37">Edit renderer.php</text:p>
      <text:p text:style-name="P38"><text:tab/><text:span text:style-name="T54">~</text:span><text:span text:style-name="T37">Line </text:span><text:span text:style-name="T38">20: change package name</text:span><text:tab/></text:p>
      <text:p text:style-name="P20"><text:tab/><text:span text:style-name="T46">Find all format_flexsections then change to format_eloflexsections</text:span></text:p>
      <text:p text:style-name="P21"><text:tab/><text:span text:style-name="T20">~</text:span><text:span text:style-name="T47">Line </text:span><text:span text:style-name="T49">62</text:span><text:span text:style-name="T48">: in </text:span><text:span text:style-name="T20">function section_title </text:span><text:span text:style-name="T23">remove</text:span><text:span text:style-name="T20"> </text:span><text:span text:style-name="T55">!</text:span><text:span text:style-name="T20"> </text:span><text:span text:style-name="T21">before $supresslink</text:span></text:p>
      <text:p text:style-name="P62"><text:tab/>(don't add link to section header)</text:p>
      <text:p text:style-name="P21"><text:span text:style-name="T20"><text:tab/></text:span><text:span text:style-name="T21">inplace_editable_render_section_name($section, $supresslink)</text:span></text:p>
      <text:p text:style-name="P21"><text:span text:style-name="T22"><text:tab/></text:span><text:span text:style-name="T24">~Line 90: add functions</text:span></text:p>
      <text:p text:style-name="P22"><text:span text:style-name="T24"><text:tab/></text:span><text:span text:style-name="T56">//Nhien elo_echo_start_section</text:span></text:p>
      <text:p text:style-name="P25"><text:s text:c="4"/><text:tab/>public function elo_echo_start_section($eloclassnametail, $title,$elosummary,$elocontrolsstr,<text:tab/>$sectioncollapsed,$level) {</text:p>
      <text:p text:style-name="P25"><text:s text:c="8"/><text:tab/><text:tab/>$level = MIN($level,5);</text:p>
      <text:p text:style-name="P25"><text:s text:c="8"/><text:tab/><text:tab/>$title = '&lt;span id="'.$eloclassnametail.'" class = "elosectiontitle-' . $level. '"&gt;'. $title . <text:tab/><text:tab/>'&lt;/span&gt;';</text:p>
      <text:p text:style-name="P25"><text:s text:c="8"/><text:tab/><text:tab/>$elosummary = '&lt;div class = "elosectionsummary-' . $level. '"&gt;'. $elosummary . '&lt;/div&gt;';</text:p>
      <text:p text:style-name="P25"><text:s text:c="8"/><text:tab/><text:tab/>if($sectioncollapsed == FORMAT_ELOFLEXSECTIONS_EXPANDED){</text:p>
      <text:p text:style-name="P25"><text:s text:c="12"/><text:tab/><text:tab/>$checked = 'show'; <text:s text:c="11"/></text:p>
      <text:p text:style-name="P25"><text:s text:c="8"/><text:tab/><text:tab/>}</text:p>
      <text:p text:style-name="P25"/>
      <text:p text:style-name="P25"><text:s text:c="8"/><text:tab/><text:tab/>global $elo_echo_start_section;</text:p>
      <text:p text:style-name="P25"><text:s text:c="8"/><text:tab/><text:tab/>$eloclassnametail .= $elo_echo_start_section;</text:p>
      <text:p text:style-name="P25"><text:s text:c="8"/><text:tab/><text:tab/>if($elo_echo_start_section){</text:p>
      <text:p text:style-name="P25"><text:s text:c="12"/><text:tab/><text:tab/>echo '&lt;div class="elo_collapsetitle collapsed sectiontoggle" data-toggle="collapse" <text:s/><text:tab/><text:tab/><text:tab/>href="#collapse'.$eloclassnametail.'"&gt;</text:p>
      <text:p text:style-name="P25"><text:s text:c="12"/><text:tab/><text:tab/>&lt;label for="collapsible' . $eloclassnametail . '" class="lbl-toggle"&gt;' . $title . <text:tab/><text:tab/><text:tab/><text:tab/>$elocontrolsstr .$elosummary . '&lt;/label&gt;&lt;/div&gt;</text:p>
      <text:p text:style-name="P25"><text:s text:c="12"/><text:tab/><text:tab/>&lt;div id="collapse'.$eloclassnametail.'" class="panel-collapse collapse '.$checked.'"&gt;</text:p>
      <text:p text:style-name="P25"><text:s text:c="12"/><text:tab/><text:tab/>&lt;div class="content-inner"&gt;';</text:p>
      <text:p text:style-name="P25"><text:s text:c="8"/><text:tab/><text:tab/>}</text:p>
      <text:p text:style-name="P25"><text:s text:c="8"/><text:tab/><text:tab/>else {</text:p>
      <text:p text:style-name="P25"><text:s text:c="12"/><text:tab/><text:tab/>echo '&lt;div&gt;&lt;div&gt;&lt;div&gt;';</text:p>
      <text:p text:style-name="P25"><text:s text:c="8"/><text:tab/><text:tab/>}</text:p>
      <text:p text:style-name="P25"><text:s text:c="8"/><text:tab/><text:tab/>$elo_echo_start_section ++;</text:p>
      <text:p text:style-name="P25"><text:s text:c="4"/><text:tab/>}</text:p>
      <text:p text:style-name="P25"><text:s text:c="4"/><text:tab/>public function elo_echo_end_section() {</text:p>
      <text:p text:style-name="P25"><text:s text:c="8"/><text:tab/><text:tab/>echo '&lt;/div&gt;&lt;/div&gt;';</text:p>
      <text:p text:style-name="P25"><text:s text:c="4"/><text:tab/>} </text:p>
      <text:p text:style-name="P25"/>
      <text:p text:style-name="P26"><text:tab/></text:p>
      <text:p text:style-name="P65"><text:tab/>~Line 125: add function</text:p>
      <text:p text:style-name="P26"><text:tab/><text:span text:style-name="T57">public function elo_course_section_cm_list($course, $section, $sectionreturn = null, $displayoptions = array()) {</text:span></text:p>
      <text:p text:style-name="P27"><text:s text:c="8"/>global $USER;</text:p>
      <text:p text:style-name="P27"><text:s text:c="8"/>$output = '';</text:p>
      <text:p text:style-name="P27"><text:s text:c="8"/>$modinfo = get_fast_modinfo($course);</text:p>
      <text:p text:style-name="P27"><text:s text:c="8"/>if (is_object($section)) {</text:p>
      <text:p text:style-name="P27"><text:s text:c="12"/>$section = $modinfo-&gt;get_section_info($section-&gt;section);</text:p>
      <text:p text:style-name="P27"><text:s text:c="8"/>} else {</text:p>
      <text:p text:style-name="P27"><text:s text:c="12"/>$section = $modinfo-&gt;get_section_info($section);</text:p>
      <text:p text:style-name="P27"><text:s text:c="8"/>}</text:p>
      <text:p text:style-name="P27"><text:s text:c="8"/>$completioninfo = new completion_info($course);</text:p>
      <text:p text:style-name="P27"><text:s text:c="8"/>// check if we are currently in the process of moving a module with JavaScript disabled</text:p>
      <text:p text:style-name="P27"><text:s text:c="8"/>$ismoving = $this-&gt;courserenderer-&gt;page-&gt;user_is_editing() &amp;&amp; ismoving($course-&gt;id);</text:p>
      <text:p text:style-name="P27"><text:s text:c="8"/>if ($ismoving) {</text:p>
      <text:p text:style-name="P27"><text:s text:c="12"/>$movingpix = new pix_icon('movehere', get_string('movehere'), 'moodle', array('class' =&gt; 'movetarget'));</text:p>
      <text:p text:style-name="P27"><text:s text:c="12"/>$strmovefull = strip_tags(get_string("movefull", "", "'$USER-&gt;activitycopyname'"));</text:p>
      <text:p text:style-name="P27"><text:s text:c="8"/>}</text:p>
      <text:p text:style-name="P27"><text:s text:c="8"/>// Get the list of modules visible to user (excluding the module being moved if there is one)</text:p>
      <text:p text:style-name="P27"><text:s text:c="8"/>$moduleshtml = array();</text:p>
      <text:p text:style-name="P27"><text:s text:c="8"/>if (!empty($modinfo-&gt;sections[$section-&gt;section])) {</text:p>
      <text:p text:style-name="P27"><text:s text:c="12"/>foreach ($modinfo-&gt;sections[$section-&gt;section] as $modnumber) {</text:p>
      <text:p text:style-name="P27"><text:s text:c="16"/>$mod = $modinfo-&gt;cms[$modnumber];</text:p>
      <text:p text:style-name="P27"/>
      <text:p text:style-name="P27"><text:s text:c="16"/>if ($ismoving and $mod-&gt;id == $USER-&gt;activitycopy) {</text:p>
      <text:p text:style-name="P27"><text:s text:c="20"/>// do not display moving mod</text:p>
      <text:p text:style-name="P27"><text:s text:c="20"/>continue;</text:p>
      <text:p text:style-name="P27"><text:s text:c="16"/>}</text:p>
      <text:p text:style-name="P27"/>
      <text:p text:style-name="P27"><text:s text:c="16"/>if ($modulehtml = $this-&gt;courserenderer-&gt;course_section_cm_list_item($course,</text:p>
      <text:p text:style-name="P27"><text:s text:c="24"/>$completioninfo, $mod, $sectionreturn, $displayoptions)) {</text:p>
      <text:p text:style-name="P27"><text:s text:c="20"/>$moduleshtml[$modnumber] = $modulehtml;</text:p>
      <text:p text:style-name="P27"><text:s text:c="16"/>}</text:p>
      <text:p text:style-name="P27"><text:s text:c="12"/>}</text:p>
      <text:p text:style-name="P27"><text:s text:c="8"/>}</text:p>
      <text:p text:style-name="P27"><text:s text:c="8"/>$sectionoutput = '';</text:p>
      <text:p text:style-name="P27"><text:s text:c="8"/>if (!empty($moduleshtml) || $ismoving) {</text:p>
      <text:p text:style-name="P27"><text:s text:c="12"/>foreach ($moduleshtml as $modnumber =&gt; $modulehtml) {</text:p>
      <text:p text:style-name="P27"><text:s text:c="16"/>if ($ismoving) {</text:p>
      <text:p text:style-name="P27"><text:s text:c="20"/>$movingurl = new moodle_url('/course/mod.php', array('moveto' =&gt; $modnumber, 'sesskey' =&gt; sesskey()));</text:p>
      <text:p text:style-name="P27"><text:s text:c="20"/>$sectionoutput .= html_writer::tag('li',</text:p>
      <text:p text:style-name="P27"><text:s text:c="28"/>html_writer::link($movingurl, $this-&gt;courserenderer-&gt;output-&gt;render($movingpix), array('title' =&gt; $strmovefull)),</text:p>
      <text:p text:style-name="P27"><text:s text:c="28"/>array('class' =&gt; 'movehere'));</text:p>
      <text:p text:style-name="P27"><text:s text:c="16"/>}</text:p>
      <text:p text:style-name="P27"/>
      <text:p text:style-name="P27"><text:s text:c="16"/>$sectionoutput .= $modulehtml;</text:p>
      <text:p text:style-name="P27"><text:s text:c="12"/>}</text:p>
      <text:p text:style-name="P27"/>
      <text:p text:style-name="P27"><text:s text:c="12"/>if ($ismoving) {</text:p>
      <text:p text:style-name="P27"><text:s text:c="16"/>$movingurl = new moodle_url('/course/mod.php', array('movetosection' =&gt; $section-&gt;id, 'sesskey' =&gt; sesskey()));</text:p>
      <text:p text:style-name="P27"><text:s text:c="16"/>$sectionoutput .= html_writer::tag('li',</text:p>
      <text:p text:style-name="P27"><text:s text:c="24"/>html_writer::link($movingurl, $this-&gt;courserenderer-&gt;output-&gt;render($movingpix), array('title' =&gt; $strmovefull)),</text:p>
      <text:p text:style-name="P27"><text:s text:c="24"/>array('class' =&gt; 'movehere'));</text:p>
      <text:p text:style-name="P27"><text:s text:c="12"/>}</text:p>
      <text:p text:style-name="P27"><text:s text:c="8"/>}</text:p>
      <text:p text:style-name="P27"/>
      <text:p text:style-name="P27"><text:s text:c="8"/>// Always output the section module list.</text:p>
      <text:p text:style-name="P27"><text:s text:c="8"/>if($sectionoutput != ''){ // Nhien Only change here not display empty summary</text:p>
      <text:p text:style-name="P27"><text:s text:c="12"/>$output .= html_writer::tag('ul', $sectionoutput, array('class' =&gt; 'section img-text'));</text:p>
      <text:p text:style-name="P27"><text:s text:c="8"/>}</text:p>
      <text:p text:style-name="P27"/>
      <text:p text:style-name="P27"><text:s text:c="8"/>return $output;</text:p>
      <text:p text:style-name="P27"><text:s text:c="4"/>}</text:p>
      <text:p text:style-name="P63"><text:tab/></text:p>
      <text:p text:style-name="P52"><text:span text:style-name="T24">~Line </text:span><text:span text:style-name="T26">190</text:span><text:span text:style-name="T24">: </text:span><text:span text:style-name="T25">in function display_section</text:span></text:p>
      <text:p text:style-name="P28"><text:span text:style-name="T25"><text:tab/>r</text:span><text:span text:style-name="T19">eplace with</text:span></text:p>
      <text:p text:style-name="P31">public function display_section($course, $section, $sr, $level = 0) {</text:p>
      <text:p text:style-name="P31"><text:s text:c="8"/>global $PAGE;</text:p>
      <text:p text:style-name="P31"><text:s text:c="8"/>$course = course_get_format($course)-&gt;get_course();</text:p>
      <text:p text:style-name="P31"><text:s text:c="8"/>$section = course_get_format($course)-&gt;get_section($section);</text:p>
      <text:p text:style-name="P31"><text:s text:c="8"/>$context = context_course::instance($course-&gt;id);</text:p>
      <text:p text:style-name="P31"><text:s text:c="8"/>$contentvisible = true;</text:p>
      <text:p text:style-name="P31"><text:s text:c="8"/>if (!$section-&gt;uservisible || !course_get_format($course)-&gt;is_section_real_available($section)) {</text:p>
      <text:p text:style-name="P31"><text:s text:c="12"/>if ($section-&gt;visible &amp;&amp; !$section-&gt;available &amp;&amp; $section-&gt;availableinfo) {</text:p>
      <text:p text:style-name="P31"><text:s text:c="16"/>// Still display section but without content.</text:p>
      <text:p text:style-name="P31"><text:s text:c="16"/>$contentvisible = false;</text:p>
      <text:p text:style-name="P31"><text:s text:c="12"/>} else {</text:p>
      <text:p text:style-name="P31"><text:s text:c="16"/>return '';</text:p>
      <text:p text:style-name="P31"><text:s text:c="12"/>}</text:p>
      <text:p text:style-name="P31"><text:s text:c="8"/>}</text:p>
      <text:p text:style-name="P31"><text:s text:c="8"/>$sectionnum = $section-&gt;section;</text:p>
      <text:p text:style-name="P31"><text:s text:c="8"/>$movingsection = course_get_format($course)-&gt;is_moving_section();</text:p>
      <text:p text:style-name="P31"><text:s text:c="8"/>if ($level === 0) {</text:p>
      <text:p text:style-name="P31"><text:s text:c="12"/>$cancelmovingcontrols = course_get_format($course)-&gt;get_edit_controls_cancelmoving();</text:p>
      <text:p text:style-name="P31"><text:s text:c="12"/>foreach ($cancelmovingcontrols as $control) {</text:p>
      <text:p text:style-name="P31"><text:s text:c="16"/>echo $this-&gt;render($control);</text:p>
      <text:p text:style-name="P31"><text:s text:c="12"/>}</text:p>
      <text:p text:style-name="P31"><text:s text:c="12"/>echo html_writer::start_tag('ul', array('class' =&gt; 'eloflexsections eloflexsections-level-0'));</text:p>
      <text:p text:style-name="P31"><text:s text:c="12"/>if ($section-&gt;section) {</text:p>
      <text:p text:style-name="P31"><text:s text:c="16"/>$this-&gt;display_insert_section_here($course, $section-&gt;parent, $section-&gt;section, $sr);</text:p>
      <text:p text:style-name="P31"><text:s text:c="12"/>}</text:p>
      <text:p text:style-name="P31"><text:s text:c="8"/>}</text:p>
      <text:p text:style-name="P31"><text:s text:c="8"/></text:p>
      <text:p text:style-name="P31"><text:s text:c="8"/>// display controls except for expanded/collapsed</text:p>
      <text:p text:style-name="P31"><text:s text:c="8"/>$controls = course_get_format($course)-&gt;get_section_edit_controls($section, $sr);</text:p>
      <text:p text:style-name="P31"><text:s text:c="8"/>$collapsedcontrol = null;</text:p>
      <text:p text:style-name="P31"><text:s text:c="8"/>$controlsstr = '';</text:p>
      <text:p text:style-name="P31"><text:s text:c="8"/>$elocontrolsstr = '';</text:p>
      <text:p text:style-name="P31"><text:s text:c="8"/>$elosummary = '';</text:p>
      <text:p text:style-name="P31"><text:s text:c="8"/>foreach ($controls as $idxcontrol =&gt; $control) {</text:p>
      <text:p text:style-name="P31"><text:s text:c="12"/>if ($control-&gt;class === 'expanded' || $control-&gt;class === 'collapsed') {</text:p>
      <text:p text:style-name="P31"><text:s text:c="16"/>$collapsedcontrol = $control;</text:p>
      <text:p text:style-name="P31"><text:s text:c="12"/>} else {</text:p>
      <text:p text:style-name="P31"><text:s text:c="16"/>$controlsstr .= $this-&gt;render($control);</text:p>
      <text:p text:style-name="P31"><text:s text:c="12"/>}</text:p>
      <text:p text:style-name="P31"><text:s text:c="8"/>}</text:p>
      <text:p text:style-name="P31"><text:s text:c="8"/>if (!empty($controlsstr)) {</text:p>
      <text:p text:style-name="P31"><text:s text:c="12"/>$elocontrolsstr = html_writer::tag('div', $controlsstr, array('class' =&gt; 'controls'));</text:p>
      <text:p text:style-name="P31"><text:s text:c="8"/>}</text:p>
      <text:p text:style-name="P31"><text:s text:c="8"/></text:p>
      <text:p text:style-name="P31"><text:s text:c="8"/>$elotile = $this-&gt;section_title($sectionnum, $course, ($level == 0)); <text:s text:c="8"/></text:p>
      <text:p text:style-name="P31"><text:s text:c="8"/>if ($contentvisible &amp;&amp; ($summary = $this-&gt;format_summary_text($section))){</text:p>
      <text:p text:style-name="P31"><text:s text:c="12"/>$elosummary = html_writer::tag('div', $summary, array('class' =&gt; 'summary'));</text:p>
      <text:p text:style-name="P31"><text:s text:c="8"/>}</text:p>
      <text:p text:style-name="P31"><text:s text:c="9"/>// Nhien Bo vao ben ngoai cho dep</text:p>
      <text:p text:style-name="P31"><text:s text:c="8"/>$this-&gt;elo_echo_start_section('section' . $sectionnum,$elotile,$elosummary,$elocontrolsstr,$section-&gt;collapsed,$level);</text:p>
      <text:p text:style-name="P31"><text:s text:c="8"/>echo html_writer::start_tag('li',</text:p>
      <text:p text:style-name="P31"><text:s text:c="16"/>array('class' =&gt; "section main".</text:p>
      <text:p text:style-name="P31"><text:s text:c="20"/>($movingsection === $sectionnum ? ' ismoving' : '').</text:p>
      <text:p text:style-name="P31"><text:s text:c="20"/>(course_get_format($course)-&gt;is_section_current($section) ? ' current' : '').</text:p>
      <text:p text:style-name="P31"><text:s text:c="20"/>(($section-&gt;visible &amp;&amp; $contentvisible) ? '' : ' hidden'),</text:p>
      <text:p text:style-name="P31"><text:s text:c="20"/>'id' =&gt; 'section-'.$sectionnum));//Nhien elo fix hien thi dung vi tri khi click</text:p>
      <text:p text:style-name="P31"/>
      <text:p text:style-name="P31"><text:s text:c="8"/>// display section content</text:p>
      <text:p text:style-name="P31"><text:s text:c="8"/>echo html_writer::start_tag('div', array('class' =&gt; 'content'));</text:p>
      <text:p text:style-name="P31"><text:s text:c="8"/>// display section name and expanded/collapsed control</text:p>
      <text:p text:style-name="P31"><text:s text:c="8"/>if ($sectionnum &amp;&amp; ($title = $this-&gt;section_title($sectionnum, $course, ($level == 0) || !$contentvisible))) {</text:p>
      <text:p text:style-name="P31"><text:s text:c="12"/>if ($collapsedcontrol) {</text:p>
      <text:p text:style-name="P31"><text:s text:c="16"/>$title = $this-&gt;render($collapsedcontrol). $title;</text:p>
      <text:p text:style-name="P31"><text:s text:c="12"/>}</text:p>
      <text:p text:style-name="P31"><text:s text:c="9"/>// <text:s text:c="2"/>echo html_writer::tag('h3', $title, array('class' =&gt; 'sectionname'));</text:p>
      <text:p text:style-name="P31"><text:s text:c="8"/>}</text:p>
      <text:p text:style-name="P31"/>
      <text:p text:style-name="P31"><text:s text:c="8"/>echo $this-&gt;section_availability_message($section,</text:p>
      <text:p text:style-name="P31"><text:s text:c="12"/>has_capability('moodle/course:viewhiddensections', $context));</text:p>
      <text:p text:style-name="P31"/>
      <text:p text:style-name="P31"><text:s text:c="8"/>// display section description (if needed)</text:p>
      <text:p text:style-name="P31"><text:s text:c="8"/>if ($contentvisible &amp;&amp; ($summary = $this-&gt;format_summary_text($section))) {</text:p>
      <text:p text:style-name="P31"><text:s text:c="12"/>//echo html_writer::tag('div', $summary, array('class' =&gt; 'summary')); // Nhien Bo vao ben ngaoi cho dep</text:p>
      <text:p text:style-name="P31"><text:s text:c="8"/>} else {</text:p>
      <text:p text:style-name="P31"><text:s text:c="12"/>echo html_writer::tag('div', '', array('class' =&gt; 'summary nosummary'));</text:p>
      <text:p text:style-name="P31"><text:s text:c="8"/>}</text:p>
      <text:p text:style-name="P31"><text:s text:c="8"/>// display section contents (activities and subsections)</text:p>
      <text:p text:style-name="P31"><text:s text:c="8"/>//Nhien </text:p>
      <text:p text:style-name="P31"><text:s text:c="8"/>if ($contentvisible || ($level == 0)) {</text:p>
      <text:p text:style-name="P31"><text:s text:c="8"/>//if ($contentvisible &amp;&amp; ($section-&gt;collapsed == FORMAT_ELOFLEXSECTIONS_EXPANDED || !$level)) {</text:p>
      <text:p text:style-name="P31"><text:s text:c="12"/>// display resources and activities</text:p>
      <text:p text:style-name="P31"><text:s text:c="12"/>echo $this-&gt;elo_course_section_cm_list($course, $section, $sr);</text:p>
      <text:p text:style-name="P31"><text:s text:c="12"/>if ($PAGE-&gt;user_is_editing()) {</text:p>
      <text:p text:style-name="P31"><text:soft-page-break/><text:s text:c="16"/>// a little hack to allow use drag&amp;drop for moving activities if the section is empty</text:p>
      <text:p text:style-name="P31"><text:s text:c="16"/>if (empty(get_fast_modinfo($course)-&gt;sections[$sectionnum])) {</text:p>
      <text:p text:style-name="P31"><text:s text:c="20"/>echo "&lt;ul class=\"section img-text\"&gt;\n&lt;/ul&gt;\n";</text:p>
      <text:p text:style-name="P31"><text:s text:c="16"/>}</text:p>
      <text:p text:style-name="P31"><text:s text:c="16"/>echo $this-&gt;courserenderer-&gt;course_section_add_cm_control($course, $sectionnum, $sr);</text:p>
      <text:p text:style-name="P31"><text:s text:c="12"/>}</text:p>
      <text:p text:style-name="P31"><text:s text:c="12"/>// display subsections</text:p>
      <text:p text:style-name="P31"><text:s text:c="12"/>$children = course_get_format($course)-&gt;get_subsections($sectionnum);</text:p>
      <text:p text:style-name="P31"><text:s text:c="12"/>if (!empty($children) || $movingsection) {</text:p>
      <text:p text:style-name="P31"><text:s text:c="16"/>//$this-&gt;elo_echo_start_section('-level-' . ($level+1));</text:p>
      <text:p text:style-name="P31"><text:s text:c="16"/>echo html_writer::start_tag('ul', array('class' =&gt; 'eloflexsections eloflexsections-level-'.($level+1)));</text:p>
      <text:p text:style-name="P31"><text:s text:c="15"/></text:p>
      <text:p text:style-name="P31"><text:s text:c="16"/>foreach ($children as $num) {</text:p>
      <text:p text:style-name="P31"><text:s text:c="20"/>$this-&gt;display_insert_section_here($course, $section, $num, $sr);</text:p>
      <text:p text:style-name="P31"><text:s text:c="20"/>$this-&gt;display_section($course, $num, $sr, $level+1);</text:p>
      <text:p text:style-name="P31"><text:s text:c="16"/>}</text:p>
      <text:p text:style-name="P31"><text:s text:c="16"/>$this-&gt;display_insert_section_here($course, $section, null, $sr);</text:p>
      <text:p text:style-name="P31"><text:s text:c="16"/>echo html_writer::end_tag('ul'); // .eloflexsections</text:p>
      <text:p text:style-name="P31"><text:s text:c="15"/></text:p>
      <text:p text:style-name="P31"><text:s text:c="16"/>//$this-&gt;elo_echo_end_section();</text:p>
      <text:p text:style-name="P31"><text:s text:c="12"/>}</text:p>
      <text:p text:style-name="P31"><text:s text:c="12"/>if ($addsectioncontrol = course_get_format($course)-&gt;get_add_section_control($sectionnum)) {</text:p>
      <text:p text:style-name="P31"><text:s text:c="16"/>echo $this-&gt;render($addsectioncontrol);</text:p>
      <text:p text:style-name="P31"><text:s text:c="12"/>}</text:p>
      <text:p text:style-name="P31"><text:s text:c="8"/>}</text:p>
      <text:p text:style-name="P31"><text:s text:c="8"/>echo html_writer::end_tag('div'); // .content</text:p>
      <text:p text:style-name="P31"><text:s text:c="8"/>echo html_writer::end_tag('li'); // .section</text:p>
      <text:p text:style-name="P31"><text:s text:c="8"/>$this-&gt;elo_echo_end_section();</text:p>
      <text:p text:style-name="P31"><text:s text:c="8"/></text:p>
      <text:p text:style-name="P31"><text:s text:c="8"/>if ($level === 0) {</text:p>
      <text:p text:style-name="P31"><text:s text:c="12"/>if ($section-&gt;section) {</text:p>
      <text:p text:style-name="P31"><text:s text:c="16"/>$this-&gt;display_insert_section_here($course, $section-&gt;parent, null, $sr);</text:p>
      <text:p text:style-name="P31"><text:s text:c="12"/>}</text:p>
      <text:p text:style-name="P31"><text:s text:c="12"/>echo html_writer::end_tag('ul'); // .eloflexsections</text:p>
      <text:p text:style-name="P31"><text:s text:c="12"/>//$this-&gt;elo_echo_end_section();</text:p>
      <text:p text:style-name="P31"><text:s text:c="8"/>}</text:p>
      <text:p text:style-name="P31"><text:s text:c="4"/>}</text:p>
      <text:p text:style-name="P53"><text:span text:style-name="T24">~Line </text:span><text:span text:style-name="T27">330</text:span><text:span text:style-name="T24">: </text:span><text:span text:style-name="T25">in function </text:span><text:span text:style-name="T28">render_format_eloflexsections_edit_control</text:span></text:p>
      <text:p text:style-name="P29"><text:span text:style-name="T25"><text:tab/>r</text:span><text:span text:style-name="T19">eplace with</text:span></text:p>
      <text:p text:style-name="P31"/>
      <text:p text:style-name="P31"/>
      <text:p text:style-name="P33"><text:s/>protected function render_format_eloflexsections_edit_control(format_eloflexsections_edit_control $control) {</text:p>
      <text:p text:style-name="P33"><text:s text:c="8"/>if (!$control) {</text:p>
      <text:p text:style-name="P33"><text:s text:c="12"/>return '';</text:p>
      <text:p text:style-name="P33"><text:s text:c="8"/>}</text:p>
      <text:p text:style-name="P33"><text:s text:c="8"/>if ($control-&gt;class === 'movehere') {</text:p>
      <text:p text:style-name="P33"><text:s text:c="12"/>$icon = new pix_icon('movehere', $control-&gt;text, 'moodle', array('class' =&gt; 'movetarget', 'title' =&gt; $control-&gt;text));</text:p>
      <text:p text:style-name="P33"><text:s text:c="12"/>$action = new action_link($control-&gt;url, $icon, null, array('class' =&gt; $control-&gt;class));</text:p>
      <text:p text:style-name="P33"><text:s text:c="12"/>return html_writer::tag('li', $this-&gt;render($action), array('class' =&gt; 'movehere'));</text:p>
      <text:p text:style-name="P33"><text:s text:c="8"/>} else if ($control-&gt;class === 'cancelmovingsection' || $control-&gt;class === 'cancelmovingactivity') {</text:p>
      <text:p text:style-name="P33"><text:s text:c="12"/>return html_writer::tag('div', html_writer::link($control-&gt;url, $control-&gt;text),</text:p>
      <text:p text:style-name="P33"><text:s text:c="20"/>array('class' =&gt; 'cancelmoving '.$control-&gt;class));</text:p>
      <text:p text:style-name="P33"><text:s text:c="8"/>} else if ($control-&gt;class === 'addsection') {</text:p>
      <text:p text:style-name="P33"><text:s text:c="12"/>$icon = new pix_icon('t/add', '', 'moodle', array('class' =&gt; 'iconsmall'));</text:p>
      <text:p text:style-name="P33"><text:s text:c="12"/>$text = $this-&gt;render($icon). html_writer::tag('span', $control-&gt;text, array('class' =&gt; $control-&gt;class.'-text'));</text:p>
      <text:p text:style-name="P33"><text:s text:c="12"/>$action = new action_link($control-&gt;url, $text, null, array('class' =&gt; $control-&gt;class));</text:p>
      <text:p text:style-name="P33"><text:s text:c="12"/>return html_writer::tag('div', $this-&gt;render($action), array('class' =&gt; 'mdl-right'));</text:p>
      <text:p text:style-name="P33"><text:s text:c="8"/>} else if ($control-&gt;class === 'backto') {</text:p>
      <text:p text:style-name="P33"><text:s text:c="12"/>$icon = new pix_icon('t/up', '', 'moodle');</text:p>
      <text:p text:style-name="P33"><text:s text:c="12"/>$text = $this-&gt;render($icon). html_writer::tag('span', $control-&gt;text, array('class' =&gt; $control-&gt;class.'-text'));</text:p>
      <text:p text:style-name="P33"><text:s text:c="12"/>return html_writer::tag('div', html_writer::link($control-&gt;url, $text),</text:p>
      <text:p text:style-name="P33"><text:s text:c="20"/>array('class' =&gt; 'header '.$control-&gt;class));</text:p>
      <text:p text:style-name="P33"><text:s text:c="8"/>} else if ($control-&gt;class === 'settings' || $control-&gt;class === 'marker' || $control-&gt;class === 'marked') {</text:p>
      <text:p text:style-name="P33"><text:s text:c="12"/>$icon = new pix_icon('i/'. $control-&gt;class, $control-&gt;text, 'moodle', array('class' =&gt; 'iconsmall', 'title' =&gt; $control-&gt;text));</text:p>
      <text:p text:style-name="P33"><text:s text:c="8"/>} else if ($control-&gt;class === 'move' || $control-&gt;class === 'expanded' || $control-&gt;class === 'collapsed' ||</text:p>
      <text:p text:style-name="P33"><text:s text:c="16"/>$control-&gt;class === 'hide' || $control-&gt;class === 'show' || $control-&gt;class === 'delete') {</text:p>
      <text:p text:style-name="P33"><text:s text:c="12"/>$icon = new pix_icon('t/'. $control-&gt;class, $control-&gt;text, 'moodle', array('class' =&gt; 'iconsmall', 'title' =&gt; $control-&gt;text));</text:p>
      <text:p text:style-name="P33"><text:s text:c="8"/>} else if ($control-&gt;class === 'mergeup') {</text:p>
      <text:p text:style-name="P33"><text:s text:c="12"/>$icon = new pix_icon('mergeup', $control-&gt;text, 'format_eloflexsections', array('class' =&gt; 'iconsmall', 'title' =&gt; $control-&gt;text));</text:p>
      <text:p text:style-name="P33"><text:s text:c="8"/>}</text:p>
      <text:p text:style-name="P33"><text:s text:c="8"/>if (isset($icon)) {</text:p>
      <text:p text:style-name="P33"><text:s text:c="12"/>if ($control-&gt;url) {</text:p>
      <text:p text:style-name="P33"><text:s text:c="16"/>// icon with a link</text:p>
      <text:p text:style-name="P33"><text:s text:c="16"/>$action = new action_link($control-&gt;url, $icon, null, array('class' =&gt; $control-&gt;class));</text:p>
      <text:p text:style-name="P33"><text:s text:c="16"/>return $this-&gt;render($action);</text:p>
      <text:p text:style-name="P33"><text:s text:c="12"/>} else {</text:p>
      <text:p text:style-name="P33"><text:s text:c="16"/>// just icon</text:p>
      <text:p text:style-name="P33"><text:s text:c="16"/>return html_writer::tag('span', $this-&gt;render($icon), array('class' =&gt; $control-&gt;class));</text:p>
      <text:p text:style-name="P33"><text:s text:c="12"/>}</text:p>
      <text:p text:style-name="P33"><text:s text:c="8"/>}</text:p>
      <text:p text:style-name="P33"><text:s text:c="8"/>// unknown control</text:p>
      <text:p text:style-name="P33"><text:s text:c="8"/>return ' '. html_writer::link($control-&gt;url, $control-&gt;text, array('class' =&gt; $control-&gt;class)). '';</text:p>
      <text:p text:style-name="P32"><text:s text:c="4"/>}</text:p>
      <text:p text:style-name="P32"/>
      <text:p text:style-name="P54"><text:span text:style-name="T24">~Line </text:span><text:span text:style-name="T27">3</text:span><text:span text:style-name="T29">87</text:span><text:span text:style-name="T24">: </text:span><text:span text:style-name="T25">in function </text:span><text:span text:style-name="T30">section_availability_message</text:span></text:p>
      <text:p text:style-name="P30"><text:span text:style-name="T25"><text:tab/>r</text:span><text:span text:style-name="T19">eplace with</text:span></text:p>
      <text:p text:style-name="P34"><text:s/>protected function section_availability_message($section, $canviewhidden) {</text:p>
      <text:p text:style-name="P34"><text:s text:c="8"/>global $CFG;</text:p>
      <text:p text:style-name="P34"><text:s text:c="8"/>$o = '';</text:p>
      <text:p text:style-name="P34"><text:s text:c="8"/>if (!$section-&gt;uservisible) {</text:p>
      <text:p text:style-name="P34"><text:s text:c="12"/>// Note: We only get to this function if availableinfo is non-empty,</text:p>
      <text:p text:style-name="P34"><text:s text:c="12"/>// so there is definitely something to print.</text:p>
      <text:p text:style-name="P34"><text:s text:c="12"/>$formattedinfo = \core_availability\info::format_info(</text:p>
      <text:p text:style-name="P34"><text:s text:c="16"/>$section-&gt;availableinfo, $section-&gt;course);</text:p>
      <text:p text:style-name="P34"><text:s text:c="12"/>$o .= html_writer::div($formattedinfo, 'availabilityinfo');</text:p>
      <text:p text:style-name="P34"><text:s text:c="8"/>} else if ($canviewhidden &amp;&amp; !empty($CFG-&gt;enableavailability) &amp;&amp; $section-&gt;visible) {</text:p>
      <text:p text:style-name="P34"><text:s text:c="12"/>$ci = new \core_availability\info_section($section);</text:p>
      <text:p text:style-name="P34"><text:s text:c="12"/>$fullinfo = $ci-&gt;get_full_information();</text:p>
      <text:p text:style-name="P34"><text:s text:c="12"/>if ($fullinfo) {</text:p>
      <text:p text:style-name="P34"><text:s text:c="16"/>$formattedinfo = \core_availability\info::format_info(</text:p>
      <text:p text:style-name="P34"><text:s text:c="20"/>$fullinfo, $section-&gt;course);</text:p>
      <text:p text:style-name="P34"><text:s text:c="16"/>$o .= html_writer::div($formattedinfo, 'availabilityinfo');</text:p>
      <text:p text:style-name="P34"><text:s text:c="12"/>}</text:p>
      <text:p text:style-name="P34"><text:s text:c="8"/>}</text:p>
      <text:p text:style-name="P34"><text:s text:c="8"/>return $o;</text:p>
      <text:p text:style-name="P34"><text:s text:c="4"/>}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12T09:31:51.006457382</dc:date>
    <meta:editing-duration>PT2H36M18S</meta:editing-duration>
    <meta:editing-cycles>72</meta:editing-cycles>
    <meta:document-statistic meta:table-count="0" meta:image-count="0" meta:object-count="0" meta:page-count="15" meta:paragraph-count="825" meta:word-count="3156" meta:character-count="42374" meta:non-whitespace-character-count="31996"/>
  </office:meta>
</office:document-meta>
</file>